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83.36pt"/>
    </style:style>
    <style:style style:name="co2" style:family="table-column">
      <style:table-column-properties fo:break-before="auto" style:column-width="213.9pt"/>
    </style:style>
    <style:style style:name="co3" style:family="table-column">
      <style:table-column-properties fo:break-before="auto" style:column-width="70.16pt"/>
    </style:style>
    <style:style style:name="co4" style:family="table-column">
      <style:table-column-properties fo:break-before="auto" style:column-width="441.69pt"/>
    </style:style>
    <style:style style:name="co5" style:family="table-column">
      <style:table-column-properties fo:break-before="auto" style:column-width="457.71pt"/>
    </style:style>
    <style:style style:name="co6" style:family="table-column">
      <style:table-column-properties fo:break-before="auto" style:column-width="241.71pt"/>
    </style:style>
    <style:style style:name="co7" style:family="table-column">
      <style:table-column-properties fo:break-before="auto" style:column-width="436.85pt"/>
    </style:style>
    <style:style style:name="co8" style:family="table-column">
      <style:table-column-properties fo:break-before="auto" style:column-width="252.7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04.01pt" fo:break-before="auto" style:use-optimal-row-height="false"/>
    </style:style>
    <style:style style:name="ro4" style:family="table-row">
      <style:table-row-properties style:row-height="14.26pt" fo:break-before="auto" style:use-optimal-row-height="false"/>
    </style:style>
    <style:style style:name="ta1" style:family="table" style:master-page-name="PageStyle_5f_MASTER">
      <style:table-properties table:display="true" style:writing-mode="lr-tb"/>
    </style:style>
    <style:style style:name="ta2" style:family="table" style:master-page-name="PageStyle_5f_Midnighters">
      <style:table-properties table:display="true" style:writing-mode="lr-tb"/>
    </style:style>
    <style:style style:name="ta3" style:family="table" style:master-page-name="PageStyle_5f_Ангеліна">
      <style:table-properties table:display="true" style:writing-mode="lr-tb"/>
    </style:style>
    <style:style style:name="ta4" style:family="table" style:master-page-name="PageStyle_5f_Illia">
      <style:table-properties table:display="true" style:writing-mode="lr-tb"/>
    </style:style>
    <style:style style:name="ta5" style:family="table" style:master-page-name="PageStyle_5f_Kristina">
      <style:table-properties table:display="true" style:writing-mode="lr-tb" tableooo:tab-color="#c27ba0"/>
    </style:style>
    <style:style style:name="ta6" style:family="table" style:master-page-name="PageStyle_5f_Назар">
      <style:table-properties table:display="true" style:writing-mode="lr-tb"/>
    </style:style>
    <style:style style:name="ta7" style:family="table" style:master-page-name="PageStyle_5f_Mykhailo">
      <style:table-properties table:display="true" style:writing-mode="lr-tb"/>
    </style:style>
    <style:style style:name="ta8" style:family="table" style:master-page-name="PageStyle_5f_Natalia">
      <style:table-properties table:display="true" style:writing-mode="lr-tb"/>
    </style:style>
    <style:style style:name="ta9" style:family="table" style:master-page-name="PageStyle_5f_Yevhenii">
      <style:table-properties table:display="true" style:writing-mode="lr-tb"/>
    </style:style>
    <style:style style:name="ce1" style:family="table-cell" style:parent-style-name="Default">
      <style:table-cell-properties fo:background-color="#a4c2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italic" fo:text-shadow="none" style:text-underline-style="solid" style:text-underline-width="auto" style:text-underline-color="font-color" fo:font-weight="bold" style:font-size-asian="12pt" style:font-style-asian="italic" style:font-weight-asian="bold" style:font-name-complex="Arial" style:font-size-complex="12pt" style:font-style-complex="italic" style:font-weight-complex="bold"/>
    </style:style>
    <style:style style:name="ce3" style:family="table-cell" style:parent-style-name="Default">
      <style:table-cell-properties fo:border-bottom="0.74pt solid #000000" fo:background-color="#bddaa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fo:background-color="#bddaa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italic" fo:text-shadow="none" style:text-underline-style="solid" style:text-underline-width="auto" style:text-underline-color="font-color" fo:font-weight="bold" style:font-size-asian="12pt" style:font-style-asian="italic" style:font-weight-asian="bold" style:font-name-complex="Arial" style:font-size-complex="12pt" style:font-style-complex="italic" style:font-weight-complex="bold"/>
    </style:style>
    <style:style style:name="ce8" style:family="table-cell" style:parent-style-name="Default">
      <style:table-cell-properties fo:background-color="#b7b7b7"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99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99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4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99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8"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none"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style-complex="normal" fo:color="#000000" fo:text-shadow="none" style:font-style-asian="normal" style:font-weight-complex="bold" style:font-weight-asian="bold" style:font-size-complex="10pt" style:font-size-asian="10pt" style:font-name-complex="Arial" style:text-outline="false" fo:font-style="normal" style:text-line-through-type="none" style:text-underline-style="none" style:text-underline-color="font-color" fo:font-weight="bold" fo:font-size="10pt" style:font-name="Arial" style:text-position="0% 100%"/>
    </style:style>
    <style:style style:name="T5"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normal" style:font-weight-asian="normal" style:font-weight-complex="normal"/>
    </style:style>
    <style:style style:name="T6"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bold" style:font-weight-asian="bold" style:font-weight-complex="bold"/>
    </style:style>
    <style:style style:name="T7"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8"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9" style:family="text">
      <style:text-properties fo:text-shadow="none" style:font-name="Arial" fo:font-size="10pt" fo:font-weight="normal" style:text-underline-style="none" style:text-underline-color="font-color" style:text-line-through-type="none" fo:font-style="normal" style:text-outline="false" style:text-position="0% 100%" fo:color="#000000" style:font-name-complex="Arial" style:font-size-asian="10pt" style:font-size-complex="10pt" style:font-weight-asian="normal" style:font-weight-complex="normal" style:font-style-asian="normal" style:font-style-complex="normal"/>
    </style:style>
    <style:style style:name="T10" style:family="text">
      <style:text-properties fo:text-shadow="none" style:font-name="Arial" fo:font-size="10pt" style:text-underline-style="none" style:text-underline-color="font-color" style:text-line-through-type="none" fo:font-style="normal" style:text-outline="false" style:text-position="0% 100%" fo:color="#000000" style:font-name-complex="Arial" style:font-size-asian="10pt" style:font-size-complex="10pt" style:font-style-asian="normal" style:font-style-complex="normal" fo:font-weight="bold" style:font-weight-asian="bold" style:font-weight-complex="bold"/>
    </style:style>
    <style:style style:name="T11" style:family="text">
      <style:text-properties fo:text-shadow="none" style:font-name="Arial" fo:font-size="10pt" style:text-underline-style="none" style:text-underline-color="font-color" style:text-line-through-type="none" fo:font-style="normal" style:text-outline="false" style:text-position="0% 100%" fo:color="#000000" style:font-name-complex="Arial" style:font-size-asian="10pt" style:font-size-complex="10pt" style:font-style-asian="normal" style:font-style-complex="normal" fo:font-weight="normal" style:font-weight-asian="normal" style:font-weight-complex="normal"/>
    </style:style>
    <style:style style:name="T12" style:family="text">
      <style:text-properties style:font-style-complex="normal" fo:color="#000000" fo:text-shadow="none"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13"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style:font-weight-complex="bold" fo:font-weight="bold" style:font-weight-asian="bold"/>
    </style:style>
    <style:style style:name="T14" style:family="text">
      <style:text-properties style:text-underline-style="none" style:text-underline-color="font-color" style:font-style-asian="normal" style:font-weight-complex="bold" style:font-weight-asian="bold" style:font-size-complex="10pt" style:font-size-asian="10pt" style:font-name-complex="Arial" fo:text-shadow="none" fo:font-weight="bold" style:font-name="Arial" fo:font-size="10pt" fo:color="#000000" style:font-style-complex="normal" style:text-position="0% 100%" style:text-outline="false" fo:font-style="normal" style:text-line-through-type="none"/>
    </style:style>
    <style:style style:name="T15" style:family="text">
      <style:text-properties style:text-underline-style="none" style:text-underline-color="font-color" style:font-style-asian="normal" style:font-size-complex="10pt" style:font-size-asian="10pt" style:font-name-complex="Arial" fo:text-shadow="none" style:font-name="Arial" fo:font-size="10pt" fo:color="#000000" style:font-style-complex="normal" style:text-position="0% 100%" style:text-outline="false" fo:font-style="normal" style:text-line-through-type="none" style:font-weight-complex="normal" style:font-weight-asian="normal" fo:font-weight="normal"/>
    </style:style>
    <style:style style:name="T16" style:family="text">
      <style:text-properties style:text-underline-style="none" style:text-underline-color="font-color" style:font-style-asian="normal" style:font-size-complex="10pt" style:font-size-asian="10pt" style:font-name-complex="Arial" fo:text-shadow="none" style:font-name="Arial" fo:font-size="10pt" fo:color="#000000" style:font-style-complex="normal" style:text-position="0% 100%" style:text-outline="false" fo:font-style="normal" style:text-line-through-type="none" style:font-weight-complex="bold" style:font-weight-asian="bold" fo:font-weight="bold"/>
    </style:style>
    <style:style style:name="T17" style:family="text">
      <style:text-properties style:text-underline-style="none" style:text-underline-color="font-color" style:font-style-asian="normal" style:font-size-complex="10pt" style:font-size-asian="10pt" style:font-name-complex="Arial" fo:text-shadow="none" style:font-name="Arial" fo:font-size="10pt" fo:color="#000000" style:font-style-complex="normal" style:text-position="0% 100%" style:text-outline="false" fo:font-style="normal" style:text-line-through-type="none" fo:font-weight="normal" style:font-weight-asian="normal" style:font-weight-complex="normal"/>
    </style:style>
    <style:style style:name="T18" style:family="text">
      <style:text-properties style:text-underline-style="none" style:text-underline-color="font-color" style:font-style-asian="normal" style:font-size-complex="10pt" style:font-size-asian="10pt" style:font-name-complex="Arial" fo:text-shadow="none" style:font-name="Arial" fo:font-size="10pt" fo:color="#000000" style:font-style-complex="normal" style:text-position="0% 100%" style:text-outline="false" fo:font-style="normal" style:text-line-through-type="none" fo:font-weight="bold" style:font-weight-complex="bold" style:font-weight-asian="bold"/>
    </style:style>
    <style:style style:name="T19" style:family="text">
      <style:text-properties style:text-underline-style="none" style:text-underline-color="font-color" style:font-style-asian="normal" style:font-size-complex="10pt" style:font-size-asian="10pt" style:font-name-complex="Arial" fo:text-shadow="none" style:font-name="Arial" fo:font-size="10pt" fo:color="#000000" style:font-style-complex="normal" style:text-position="0% 100%" style:text-outline="false" fo:font-style="normal" style:text-line-through-type="none" fo:font-weight="bold" style:font-weight-asian="bold" style:font-weight-complex="bold"/>
    </style:style>
    <style:style style:name="T20" style:family="text">
      <style:text-properties style:text-position="0% 100%" style:font-style-complex="normal" style:font-style-asian="normal" style:font-weight-complex="bold" style:font-weight-asian="bold" style:font-size-complex="10pt" style:font-size-asian="10pt" style:font-name-complex="Arial" fo:color="#000000" fo:text-shadow="none" style:text-outline="false" fo:font-style="normal" style:text-line-through-type="none" style:text-underline-style="none" style:text-underline-color="font-color" fo:font-weight="bold" fo:font-size="10pt" style:font-name="Arial"/>
    </style:style>
    <style:style style:name="T21" style:family="text">
      <style:text-properties style:font-style-complex="normal" fo:color="#000000" fo:text-shadow="none" style:font-style-asian="normal" style:font-weight-complex="bold" style:font-weight-asian="bold" style:font-size-complex="12pt" style:font-size-asian="12pt" style:font-name-complex="Arial" style:text-outline="false" fo:font-style="normal" style:text-line-through-type="none" style:text-underline-style="none" style:text-underline-color="font-color" fo:font-weight="bold" fo:font-size="12pt" style:font-name="Arial" style:text-position="0% 100%"/>
    </style:style>
    <style:style style:name="T22" style:family="text">
      <style:text-properties style:font-style-complex="normal" fo:color="#000000" fo:text-shadow="none" style:font-style-asian="normal" style:font-size-complex="12pt" style:font-size-asian="12pt" style:font-name-complex="Arial" style:text-outline="false" fo:font-style="normal" style:text-line-through-type="none" style:text-underline-style="none" style:text-underline-color="font-color" fo:font-size="12pt" style:font-name="Arial" style:text-position="0% 100%" fo:font-weight="normal" style:font-weight-asian="normal" style:font-weight-complex="normal"/>
    </style:style>
    <style:style style:name="T23" style:family="text">
      <style:text-properties style:font-style-complex="normal" fo:color="#000000" fo:text-shadow="none" style:font-style-asian="normal" style:font-size-complex="12pt" style:font-size-asian="12pt" style:font-name-complex="Arial" style:text-outline="false" fo:font-style="normal" style:text-line-through-type="none" style:text-underline-style="none" style:text-underline-color="font-color" fo:font-size="12pt" style:font-name="Arial" style:text-position="0% 100%" fo:font-weight="bold" style:font-weight-asian="bold" style:font-weight-complex="bold"/>
    </style:style>
    <style:style style:name="T24" style:family="text">
      <style:text-properties fo:text-shadow="none" fo:font-size="10pt" style:font-name="Arial" style:font-style-asian="normal" style:font-weight-complex="normal" style:font-weight-asian="normal" style:font-size-complex="10pt" style:font-size-asian="10pt" style:font-name-complex="Arial" fo:color="#000000" style:font-style-complex="normal" style:text-position="0% 100%" style:text-outline="false" fo:font-style="normal" style:text-line-through-type="none" style:text-underline-style="none" style:text-underline-color="font-color" fo:font-weight="normal"/>
    </style:style>
    <style:style style:name="T25" style:family="text">
      <style:text-properties fo:text-shadow="none" fo:font-size="10pt" style:font-name="Arial" style:font-style-asian="normal" style:font-size-complex="10pt" style:font-size-asian="10pt" style:font-name-complex="Arial" fo:color="#000000" style:font-style-complex="normal" style:text-position="0% 100%" style:text-outline="false" fo:font-style="normal" style:text-line-through-type="none" style:text-underline-style="none" style:text-underline-color="font-color" style:font-weight-complex="bold" style:font-weight-asian="bold" fo:font-weight="bold"/>
    </style:style>
    <style:style style:name="T26" style:family="text">
      <style:text-properties fo:text-shadow="none" fo:font-size="10pt" style:font-name="Arial" style:font-style-asian="normal" style:font-size-complex="10pt" style:font-size-asian="10pt" style:font-name-complex="Arial" fo:color="#000000" style:font-style-complex="normal" style:text-position="0% 100%" style:text-outline="false" fo:font-style="normal" style:text-line-through-type="none" style:text-underline-style="none" style:text-underline-color="font-color" style:font-weight-complex="normal" style:font-weight-asian="normal" fo:font-weight="normal"/>
    </style:style>
    <style:style style:name="T27" style:family="text">
      <style:text-properties fo:text-shadow="none" fo:font-size="10pt" style:font-name="Arial" style:font-style-asian="normal" style:font-size-complex="10pt" style:font-size-asian="10pt" style:font-name-complex="Arial" fo:color="#000000" style:font-style-complex="normal" style:text-position="0% 100%" style:text-outline="false" fo:font-style="normal" style:text-line-through-type="none" style:text-underline-style="none" style:text-underline-color="font-color" fo:font-weight="bold" style:font-weight-asian="bold" style:font-weight-complex="bold"/>
    </style:style>
    <style:style style:name="T28" style:family="text">
      <style:text-properties fo:text-shadow="none" fo:font-size="10pt" style:font-name="Arial" style:font-style-asian="normal" style:font-size-complex="10pt" style:font-size-asian="10pt" style:font-name-complex="Arial" fo:color="#000000" style:font-style-complex="normal" style:text-position="0% 100%" style:text-outline="false" fo:font-style="normal" style:text-line-through-type="none" style:text-underline-style="none" style:text-underline-color="font-color" fo:font-weight="normal" style:font-weight-asian="normal" style:font-weight-complex="normal"/>
    </style:style>
    <style:style style:name="T29" style:family="text">
      <style:text-properties fo:font-style="normal" style:font-weight-complex="normal" style:font-weight-asian="normal" style:font-size-complex="10pt" style:font-size-asian="10pt" style:font-name-complex="Arial" fo:text-shadow="none" fo:font-weight="normal" style:text-underline-style="none" style:text-underline-color="font-color" style:text-line-through-type="none" style:font-style-asian="normal" style:font-name="Arial" fo:font-size="10pt" fo:color="#000000" style:font-style-complex="normal" style:text-position="0% 100%" style:text-outline="false"/>
    </style:style>
    <style:style style:name="T30"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style:font-weight-asian="bold" fo:font-weight="bold" style:font-weight-complex="bold"/>
    </style:style>
    <style:style style:name="T31"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style:font-weight-complex="normal" fo:font-weight="normal" style:font-weight-asian="normal"/>
    </style:style>
    <style:style style:name="T32"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fo:font-weight="bold" style:font-weight-asian="bold" style:font-weight-complex="bold"/>
    </style:style>
    <style:style style:name="T33"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fo:font-weight="normal" style:font-weight-complex="normal" style:font-weight-asian="normal"/>
    </style:style>
    <style:style style:name="T34"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style:font-weight-complex="bold" style:font-weight-asian="bold" fo:font-weight="bold"/>
    </style:style>
    <style:style style:name="T35"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fo:font-weight="normal" style:font-weight-asian="normal" style:font-weight-complex="normal"/>
    </style:style>
    <style:style style:name="T36"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7" style:family="text">
      <style:text-properties style:font-name="Arial" style:font-style-complex="normal" style:font-style-asian="normal" style:font-weight-complex="bold" style:font-weight-asian="bold" style:font-size-complex="12pt" style:font-size-asian="12pt" style:font-name-complex="Arial" fo:color="#000000" style:text-position="0% 100%" style:text-outline="false" fo:font-style="normal" style:text-line-through-type="none" style:text-underline-style="none" style:text-underline-color="font-color" fo:font-weight="bold" fo:font-size="12pt" fo:text-shadow="none"/>
    </style:style>
    <style:style style:name="T38" style:family="text">
      <style:text-properties style:font-name="Arial" style:font-style-complex="normal" style:font-style-asian="normal" style:font-size-complex="12pt" style:font-size-asian="12pt" style:font-name-complex="Arial" fo:color="#000000"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39"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40" style:family="text">
      <style:text-properties style:font-name="Arial" style:font-style-complex="normal" style:font-style-asian="normal" style:font-weight-complex="normal" style:font-weight-asian="normal" style:font-size-complex="12pt" style:font-size-asian="12pt" style:font-name-complex="Arial" fo:color="#000000" style:text-position="0% 100%" style:text-outline="false" fo:font-style="normal" style:text-line-through-type="none" style:text-underline-style="none" style:text-underline-color="font-color" fo:font-weight="normal" fo:font-size="12pt" fo:text-shadow="none"/>
    </style:style>
    <style:style style:name="T41" style:family="text">
      <style:text-properties style:font-name="Arial" style:font-style-complex="normal" style:font-style-asian="normal" style:font-size-complex="12pt" style:font-size-asian="12pt" style:font-name-complex="Arial" fo:color="#000000" style:text-position="0% 100%" style:text-outline="false" fo:font-style="normal" style:text-line-through-type="none" style:text-underline-style="none" style:text-underline-color="font-color" fo:font-size="12pt" fo:text-shadow="none" fo:font-weight="bold" style:font-weight-asian="bold" style:font-weight-complex="bold"/>
    </style:style>
    <style:style style:name="T42" style:family="text">
      <style:text-properties fo:text-shadow="none" fo:font-size="12pt" style:font-name="Arial" style:font-style-asian="normal" style:font-weight-complex="normal" style:font-weight-asian="normal" style:font-size-complex="12pt" style:font-size-asian="12pt" style:font-name-complex="Arial" fo:color="#000000" style:font-style-complex="normal" style:text-position="0% 100%" style:text-outline="false" fo:font-style="normal" style:text-line-through-type="none" style:text-underline-style="none" style:text-underline-color="font-color" fo:font-weight="normal"/>
    </style:style>
    <style:style style:name="T43" style:family="text">
      <style:text-properties fo:text-shadow="none" fo:font-size="12pt" style:font-name="Arial" style:font-style-asian="normal" style:font-size-complex="12pt" style:font-size-asian="12pt" style:font-name-complex="Arial" fo:color="#000000" style:font-style-complex="normal" style:text-position="0% 100%" style:text-outline="false" fo:font-style="normal" style:text-line-through-type="none" style:text-underline-style="none" style:text-underline-color="font-color" style:font-weight-complex="bold" style:font-weight-asian="bold" fo:font-weight="bold"/>
    </style:style>
    <style:style style:name="T44" style:family="text">
      <style:text-properties fo:text-shadow="none" fo:font-size="12pt" style:font-name="Arial" style:font-style-asian="normal" style:font-size-complex="12pt" style:font-size-asian="12pt" style:font-name-complex="Arial" fo:color="#000000" style:font-style-complex="normal" style:text-position="0% 100%" style:text-outline="false" fo:font-style="normal" style:text-line-through-type="none" style:text-underline-style="none" style:text-underline-color="font-color" style:font-weight-complex="normal" style:font-weight-asian="normal" fo:font-weight="normal"/>
    </style:style>
    <style:style style:name="T45" style:family="text">
      <style:text-properties fo:text-shadow="none" fo:font-size="12pt" style:font-name="Arial" style:font-style-asian="normal" style:font-size-complex="12pt" style:font-size-asian="12pt" style:font-name-complex="Arial" fo:color="#000000" style:font-style-complex="normal" style:text-position="0% 100%" style:text-outline="false" fo:font-style="normal" style:text-line-through-type="none" style:text-underline-style="none" style:text-underline-color="font-color" fo:font-weight="bold" style:font-weight-asian="bold" style:font-weight-complex="bold"/>
    </style:style>
    <style:style style:name="T46" style:family="text">
      <style:text-properties fo:text-shadow="none" fo:font-size="12pt" style:font-name="Arial" style:font-style-asian="normal" style:font-size-complex="12pt" style:font-size-asian="12pt" style:font-name-complex="Arial" fo:color="#000000" style:font-style-complex="normal" style:text-position="0% 100%" style:text-outline="false" fo:font-style="normal" style:text-line-through-type="none" style:text-underline-style="none" style:text-underline-color="font-color" fo:font-weight="normal" style:font-weight-asian="normal" style:font-weight-complex="normal"/>
    </style:style>
    <style:style style:name="T47" style:family="text">
      <style:text-properties fo:text-shadow="none" style:font-name="Arial" fo:font-size="12pt" fo:font-weight="normal" style:text-underline-style="none" style:text-underline-color="font-color" style:text-line-through-type="none" fo:font-style="normal" style:text-outline="false" style:text-position="0% 100%" fo:color="#000000" style:font-name-complex="Arial" style:font-size-asian="12pt" style:font-size-complex="12pt" style:font-weight-asian="normal" style:font-weight-complex="normal" style:font-style-asian="normal" style:font-style-complex="normal"/>
    </style:style>
    <style:style style:name="T48" style:family="text">
      <style:text-properties fo:text-shadow="none" style:font-name="Arial" fo:font-size="12pt" style:text-underline-style="none" style:text-underline-color="font-color" style:text-line-through-type="none" fo:font-style="normal" style:text-outline="false" style:text-position="0% 100%" fo:color="#000000" style:font-name-complex="Arial" style:font-size-asian="12pt" style:font-size-complex="12pt" style:font-style-asian="normal" style:font-style-complex="normal" fo:font-weight="bold" style:font-weight-asian="bold" style:font-weight-complex="bold"/>
    </style:style>
    <style:style style:name="T49" style:family="text">
      <style:text-properties fo:text-shadow="none" style:font-name="Arial" fo:font-size="12pt" style:text-underline-style="none" style:text-underline-color="font-color" style:text-line-through-type="none" fo:font-style="normal" style:text-outline="false" style:text-position="0% 100%" fo:color="#000000" style:font-name-complex="Arial" style:font-size-asian="12pt" style:font-size-complex="12pt" style:font-style-asian="normal" style:font-style-complex="normal" fo:font-weight="normal" style:font-weight-asian="normal" style:font-weight-complex="normal"/>
    </style:style>
    <style:style style:name="T50" style:family="text">
      <style:text-properties style:font-style-complex="normal" fo:color="#000000" fo:text-shadow="none" style:font-style-asian="normal" style:font-weight-complex="normal" style:font-weight-asian="normal" style:font-size-complex="12pt" style:font-size-asian="12pt" style:font-name-complex="Arial" style:text-outline="false" fo:font-style="normal" style:text-line-through-type="none" style:text-underline-style="none" style:text-underline-color="font-color" fo:font-weight="normal" fo:font-size="12pt" style:font-name="Arial" style:text-position="0% 100%"/>
    </style:style>
    <style:style style:name="T51" style:family="text">
      <style:text-properties style:font-style-complex="normal" fo:color="#000000" fo:text-shadow="none" style:font-style-asian="normal" style:font-size-complex="12pt" style:font-size-asian="12pt" style:font-name-complex="Arial" style:text-outline="false" fo:font-style="normal" style:text-line-through-type="none" style:text-underline-style="none" style:text-underline-color="font-color" fo:font-size="12pt" style:font-name="Arial" style:text-position="0% 100%" style:font-weight-complex="bold" fo:font-weight="bold" style:font-weight-asian="bold"/>
    </style:style>
    <style:style style:name="T52" style:family="text">
      <style:text-properties style:text-underline-style="none" style:text-underline-color="font-color" style:font-style-asian="normal" style:font-weight-complex="bold" style:font-weight-asian="bold" style:font-size-complex="12pt" style:font-size-asian="12pt" style:font-name-complex="Arial" fo:text-shadow="none" fo:font-weight="bold" style:font-name="Arial" fo:font-size="12pt" fo:color="#000000" style:font-style-complex="normal" style:text-position="0% 100%" style:text-outline="false" fo:font-style="normal" style:text-line-through-type="none"/>
    </style:style>
    <style:style style:name="T53" style:family="text">
      <style:text-properties style:text-underline-style="none" style:text-underline-color="font-color" style:font-style-asian="normal" style:font-size-complex="12pt" style:font-size-asian="12pt" style:font-name-complex="Arial" fo:text-shadow="none" style:font-name="Arial" fo:font-size="12pt" fo:color="#000000" style:font-style-complex="normal" style:text-position="0% 100%" style:text-outline="false" fo:font-style="normal" style:text-line-through-type="none" style:font-weight-complex="normal" style:font-weight-asian="normal" fo:font-weight="normal"/>
    </style:style>
    <style:style style:name="T54" style:family="text">
      <style:text-properties style:text-underline-style="none" style:text-underline-color="font-color" style:font-style-asian="normal" style:font-size-complex="12pt" style:font-size-asian="12pt" style:font-name-complex="Arial" fo:text-shadow="none" style:font-name="Arial" fo:font-size="12pt" fo:color="#000000" style:font-style-complex="normal" style:text-position="0% 100%" style:text-outline="false" fo:font-style="normal" style:text-line-through-type="none" style:font-weight-complex="bold" style:font-weight-asian="bold" fo:font-weight="bold"/>
    </style:style>
    <style:style style:name="T55" style:family="text">
      <style:text-properties style:text-underline-style="none" style:text-underline-color="font-color" style:font-style-asian="normal" style:font-size-complex="12pt" style:font-size-asian="12pt" style:font-name-complex="Arial" fo:text-shadow="none" style:font-name="Arial" fo:font-size="12pt" fo:color="#000000" style:font-style-complex="normal" style:text-position="0% 100%" style:text-outline="false" fo:font-style="normal" style:text-line-through-type="none" fo:font-weight="normal" style:font-weight-asian="normal" style:font-weight-complex="normal"/>
    </style:style>
    <style:style style:name="T56" style:family="text">
      <style:text-properties style:text-underline-style="none" style:text-underline-color="font-color" style:font-style-asian="normal" style:font-size-complex="12pt" style:font-size-asian="12pt" style:font-name-complex="Arial" fo:text-shadow="none" style:font-name="Arial" fo:font-size="12pt" fo:color="#000000" style:font-style-complex="normal" style:text-position="0% 100%" style:text-outline="false" fo:font-style="normal" style:text-line-through-type="none" fo:font-weight="bold" style:font-weight-complex="bold" style:font-weight-asian="bold"/>
    </style:style>
    <style:style style:name="T57" style:family="text">
      <style:text-properties style:text-underline-style="none" style:text-underline-color="font-color" style:font-style-asian="normal" style:font-size-complex="12pt" style:font-size-asian="12pt" style:font-name-complex="Arial" fo:text-shadow="none" style:font-name="Arial" fo:font-size="12pt" fo:color="#000000" style:font-style-complex="normal" style:text-position="0% 100%" style:text-outline="false" fo:font-style="normal" style:text-line-through-type="none" fo:font-weight="bold" style:font-weight-asian="bold" style:font-weight-complex="bold"/>
    </style:style>
    <style:style style:name="T58" style:family="text">
      <style:text-properties fo:font-style="normal" style:font-weight-complex="normal" style:font-weight-asian="normal" style:font-size-complex="12pt" style:font-size-asian="12pt" style:font-name-complex="Arial" fo:text-shadow="none" fo:font-weight="normal" style:text-underline-style="none" style:text-underline-color="font-color" style:text-line-through-type="none" style:font-style-asian="normal" style:font-name="Arial" fo:font-size="12pt" fo:color="#000000" style:font-style-complex="normal" style:text-position="0% 100%" style:text-outline="false"/>
    </style:style>
    <style:style style:name="T59" style:family="text">
      <style:text-properties fo:font-style="normal" style:font-size-complex="12pt" style:font-size-asian="12pt" style:font-name-complex="Arial" fo:text-shadow="none" style:text-underline-style="none" style:text-underline-color="font-color" style:text-line-through-type="none" style:font-style-asian="normal" style:font-name="Arial" fo:font-size="12pt" fo:color="#000000" style:font-style-complex="normal" style:text-position="0% 100%" style:text-outline="false" style:font-weight-asian="bold" fo:font-weight="bold" style:font-weight-complex="bold"/>
    </style:style>
    <style:style style:name="T60" style:family="text">
      <style:text-properties fo:font-style="normal" style:font-size-complex="12pt" style:font-size-asian="12pt" style:font-name-complex="Arial" fo:text-shadow="none" style:text-underline-style="none" style:text-underline-color="font-color" style:text-line-through-type="none" style:font-style-asian="normal" style:font-name="Arial" fo:font-size="12pt" fo:color="#000000" style:font-style-complex="normal" style:text-position="0% 100%" style:text-outline="false" style:font-weight-complex="normal" fo:font-weight="normal" style:font-weight-asian="normal"/>
    </style:style>
    <style:style style:name="T61" style:family="text">
      <style:text-properties fo:font-style="normal" style:font-size-complex="12pt" style:font-size-asian="12pt" style:font-name-complex="Arial" fo:text-shadow="none" style:text-underline-style="none" style:text-underline-color="font-color" style:text-line-through-type="none" style:font-style-asian="normal" style:font-name="Arial" fo:font-size="12pt" fo:color="#000000" style:font-style-complex="normal" style:text-position="0% 100%" style:text-outline="false" fo:font-weight="bold" style:font-weight-asian="bold" style:font-weight-complex="bold"/>
    </style:style>
    <style:style style:name="T62" style:family="text">
      <style:text-properties fo:font-style="normal" style:font-size-complex="12pt" style:font-size-asian="12pt" style:font-name-complex="Arial" fo:text-shadow="none" style:text-underline-style="none" style:text-underline-color="font-color" style:text-line-through-type="none" style:font-style-asian="normal" style:font-name="Arial" fo:font-size="12pt" fo:color="#000000" style:font-style-complex="normal" style:text-position="0% 100%" style:text-outline="false" fo:font-weight="normal" style:font-weight-complex="normal" style:font-weight-asian="normal"/>
    </style:style>
    <style:style style:name="T63" style:family="text">
      <style:text-properties fo:font-style="normal" style:font-size-complex="12pt" style:font-size-asian="12pt" style:font-name-complex="Arial" fo:text-shadow="none" style:text-underline-style="none" style:text-underline-color="font-color" style:text-line-through-type="none" style:font-style-asian="normal" style:font-name="Arial" fo:font-size="12pt" fo:color="#000000" style:font-style-complex="normal" style:text-position="0% 100%" style:text-outline="false" style:font-weight-complex="bold" style:font-weight-asian="bold" fo:font-weight="bold"/>
    </style:style>
    <style:style style:name="T64" style:family="text">
      <style:text-properties fo:font-style="normal" style:font-size-complex="12pt" style:font-size-asian="12pt" style:font-name-complex="Arial" fo:text-shadow="none" style:text-underline-style="none" style:text-underline-color="font-color" style:text-line-through-type="none" style:font-style-asian="normal" style:font-name="Arial" fo:font-size="12pt" fo:color="#000000" style:font-style-complex="normal" style:text-position="0% 100%" style:text-outline="false" fo:font-weight="normal" style:font-weight-asian="normal" style:font-weight-complex="normal"/>
    </style:style>
    <style:style style:name="T65"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STER"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number-columns-repeated="1021" table:default-cell-style-name="Default"/>
        <table:table-row table:style-name="ro1">
          <table:table-cell/>
          <table:table-cell table:style-name="ce10" table:number-columns-repeated="2"/>
          <table:table-cell table:number-columns-repeated="1021"/>
        </table:table-row>
        <table:table-row table:style-name="ro1">
          <table:table-cell table:style-name="ce1" office:value-type="string" calcext:value-type="string">
            <text:p>Midnighters. CkeckList. TaskPro - Mockup</text:p>
          </table:table-cell>
          <table:table-cell table:style-name="ce11" office:value-type="string" calcext:value-type="string">
            <text:p>Comments</text:p>
          </table:table-cell>
          <table:table-cell table:style-name="ce14" office:value-type="string" calcext:value-type="string">
            <text:p>Recomendations</text:p>
          </table:table-cell>
          <table:table-cell table:style-name="ce9"/>
          <table:table-cell table:number-columns-repeated="1020"/>
        </table:table-row>
        <table:table-row table:style-name="ro1">
          <table:table-cell table:style-name="ce2" office:value-type="string" calcext:value-type="string">
            <text:p>Не авторизований користувач</text:p>
          </table:table-cell>
          <table:table-cell table:style-name="ce12"/>
          <table:table-cell table:style-name="ce15"/>
          <table:table-cell table:style-name="ce9"/>
          <table:table-cell table:number-columns-repeated="1020"/>
        </table:table-row>
        <table:table-row table:style-name="ro1">
          <table:table-cell table:style-name="ce3" office:value-type="string" calcext:value-type="string">
            <text:p>Стартова сторінка + розширення</text:p>
          </table:table-cell>
          <table:table-cell table:style-name="ce12"/>
          <table:table-cell table:style-name="ce15"/>
          <table:table-cell table:style-name="ce9"/>
          <table:table-cell table:number-columns-repeated="1020"/>
        </table:table-row>
        <table:table-row table:style-name="ro1" table:number-rows-repeated="2">
          <table:table-cell table:style-name="ce4"/>
          <table:table-cell table:style-name="ce12"/>
          <table:table-cell table:style-name="ce15"/>
          <table:table-cell table:style-name="ce9"/>
          <table:table-cell table:number-columns-repeated="1020"/>
        </table:table-row>
        <table:table-row table:style-name="ro1">
          <table:table-cell table:style-name="ce5" office:value-type="string" calcext:value-type="string">
            <text:p>Реєстрація та логінізація</text:p>
          </table:table-cell>
          <table:table-cell table:style-name="ce12"/>
          <table:table-cell table:style-name="ce15"/>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7" office:value-type="string" calcext:value-type="string">
            <text:p>Авторизований користувач</text:p>
          </table:table-cell>
          <table:table-cell table:style-name="ce12"/>
          <table:table-cell table:style-name="ce15"/>
          <table:table-cell table:style-name="ce9"/>
          <table:table-cell table:number-columns-repeated="1020"/>
        </table:table-row>
        <table:table-row table:style-name="ro1">
          <table:table-cell table:style-name="ce3" office:value-type="string" calcext:value-type="string">
            <text:p>Header </text:p>
          </table:table-cell>
          <table:table-cell table:style-name="ce12"/>
          <table:table-cell table:style-name="ce15"/>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3" office:value-type="string" calcext:value-type="string">
            <text:p>SideBar</text:p>
          </table:table-cell>
          <table:table-cell table:style-name="ce12"/>
          <table:table-cell table:style-name="ce15"/>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3" office:value-type="string" calcext:value-type="string">
            <text:p>Edit Profile</text:p>
          </table:table-cell>
          <table:table-cell table:style-name="ce12"/>
          <table:table-cell table:style-name="ce15"/>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3" office:value-type="string" calcext:value-type="string">
            <text:p>Головна сторінка</text:p>
          </table:table-cell>
          <table:table-cell table:style-name="ce12"/>
          <table:table-cell table:style-name="ce15"/>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3" office:value-type="string" calcext:value-type="string">
            <text:p><text:s/>Форма додавання/редагування завдання Add/Edit card</text:p>
          </table:table-cell>
          <table:table-cell table:style-name="ce12"/>
          <table:table-cell table:style-name="ce15"/>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8" office:value-type="string" calcext:value-type="string">
            <text:p>...</text:p>
          </table:table-cell>
          <table:table-cell table:style-name="ce12"/>
          <table:table-cell table:style-name="ce15"/>
          <table:table-cell table:style-name="ce9"/>
          <table:table-cell table:number-columns-repeated="1020"/>
        </table:table-row>
        <table:table-row table:style-name="ro1">
          <table:table-cell table:style-name="ce6" office:value-type="string" calcext:value-type="string">
            <text:p>...</text:p>
          </table:table-cell>
          <table:table-cell table:style-name="ce12"/>
          <table:table-cell table:style-name="ce15"/>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9"/>
          <table:table-cell table:style-name="ce13" table:number-columns-repeated="2"/>
          <table:table-cell table:style-name="ce9"/>
          <table:table-cell table:number-columns-repeated="1020"/>
        </table:table-row>
        <table:table-row table:style-name="ro1" table:number-rows-repeated="980">
          <table:table-cell/>
          <table:table-cell table:style-name="ce10" table:number-columns-repeated="2"/>
          <table:table-cell table:number-columns-repeated="1021"/>
        </table:table-row>
        <table:table-row table:style-name="ro2" table:number-rows-repeated="1047565">
          <table:table-cell table:number-columns-repeated="1024"/>
        </table:table-row>
        <table:table-row table:style-name="ro2">
          <table:table-cell table:number-columns-repeated="1024"/>
        </table:table-row>
      </table:table>
      <table:table table:name="Midnighters" table:style-name="ta2">
        <table:table-column table:style-name="co1" table:default-cell-style-name="Default"/>
        <table:table-column table:style-name="co2" table:number-columns-repeated="2" table:default-cell-style-name="Default"/>
        <table:table-column table:style-name="co3" table:number-columns-repeated="1021" table:default-cell-style-name="Default"/>
        <table:table-row table:style-name="ro1">
          <table:table-cell/>
          <table:table-cell table:style-name="ce10" table:number-columns-repeated="2"/>
          <table:table-cell table:number-columns-repeated="1021"/>
        </table:table-row>
        <table:table-row table:style-name="ro1">
          <table:table-cell table:style-name="ce1" office:value-type="string" calcext:value-type="string">
            <text:p>Midnighters. CkeckList. TaskPro - Mockup</text:p>
          </table:table-cell>
          <table:table-cell table:style-name="ce11" office:value-type="string" calcext:value-type="string">
            <text:p>Comments</text:p>
          </table:table-cell>
          <table:table-cell table:style-name="ce11" office:value-type="string" calcext:value-type="string">
            <text:p>Recomendations</text:p>
          </table:table-cell>
          <table:table-cell table:style-name="ce9"/>
          <table:table-cell table:number-columns-repeated="1020"/>
        </table:table-row>
        <table:table-row table:style-name="ro1">
          <table:table-cell table:style-name="ce2" office:value-type="string" calcext:value-type="string">
            <text:p>Не 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Стартова сторінка + розширення</text:p>
          </table:table-cell>
          <table:table-cell table:style-name="ce12" table:number-columns-repeated="2"/>
          <table:table-cell table:style-name="ce9"/>
          <table:table-cell table:number-columns-repeated="1020"/>
        </table:table-row>
        <table:table-row table:style-name="ro1">
          <table:table-cell table:style-name="ce16" office:value-type="string" calcext:value-type="string">
            <text:p><text:span text:style-name="T1">1.</text:span><text:span text:style-name="T2"> Сторінки застосунку повинні відображатись відповідно до макету на розширеннях:</text:span></text:p>
            <text:p><text:span text:style-name="T3">- до 320px - верстка не змінюється</text:span></text:p>
            <text:p><text:span text:style-name="T3">- mobile: гумова верстка від 320px (елементи адаптуються під екран і розтягуються при зміні в'юпорта);</text:span></text:p>
            <text:p><text:span text:style-name="T3">- mobile: після 375px елементи відповідають розмірам на макеті до розміру 768px);</text:span></text:p>
            <text:p><text:span text:style-name="T3">- tablet: з 768px(елементи відповідають розмірам на макеті до 1280px);</text:span></text:p>
            <text:p><text:span text:style-name="T3">- desktop: з 1280px</text:span></text:p>
          </table:table-cell>
          <table:table-cell table:style-name="ce28" office:value-type="string" calcext:value-type="string">
            <text:p>Зручніше була б наявність кнопки локалізації.</text:p>
          </table:table-cell>
          <table:table-cell table:style-name="ce12"/>
          <table:table-cell table:style-name="ce9"/>
          <table:table-cell table:number-columns-repeated="1020"/>
        </table:table-row>
        <table:table-row table:style-name="ro1">
          <table:table-cell table:style-name="ce17" office:value-type="string" calcext:value-type="string">
            <text:p><text:span text:style-name="T1">2.</text:span><text:span text:style-name="T2"> Стартова сторінка містить в собі:</text:span></text:p>
            <text:p><text:span text:style-name="T3">- назва (логотип) застосунку, зображення та речення - заохочення до роботи з додатком;</text:span></text:p>
            <text:p><text:span text:style-name="T3">- кнопка Registration -  перенаправляє користувача на форму реєстрації</text:span></text:p>
            <text:p><text:span text:style-name="T3">- кнопка Log In  - перенаправляє користувача на форму логінізації</text:span></text:p>
          </table:table-cell>
          <table:table-cell table:style-name="ce28" office:value-type="string" calcext:value-type="string">
            <text:p>В реченні "Supercharge your productivity and take control of your tasks with Task Pro - Don't wait, start achieving your goals now!" замість тире має стояти крапка.</text:p>
          </table:table-cell>
          <table:table-cell table:style-name="ce12"/>
          <table:table-cell table:style-name="ce9"/>
          <table:table-cell table:number-columns-repeated="1020"/>
        </table:table-row>
        <table:table-row table:style-name="ro1">
          <table:table-cell table:style-name="ce5" office:value-type="string" calcext:value-type="string">
            <text:p>Реєстрація та логінізація</text:p>
          </table:table-cell>
          <table:table-cell table:style-name="ce12" table:number-columns-repeated="2"/>
          <table:table-cell table:style-name="ce9"/>
          <table:table-cell table:number-columns-repeated="1020"/>
        </table:table-row>
        <table:table-row table:style-name="ro1">
          <table:table-cell table:style-name="ce16" office:value-type="string" calcext:value-type="string">
            <text:p><text:span text:style-name="T4">3. </text:span><text:span text:style-name="T5">Форма авторизації </text:span><text:span text:style-name="T6">Login </text:span><text:span text:style-name="T5">містить:</text:span></text:p>
            <text:p><text:span text:style-name="T3">- поле для введення e-mail</text:span></text:p>
            <text:p><text:span text:style-name="T3">- поле для введення паролю</text:span></text:p>
            <text:p><text:span text:style-name="T7">- кнопка </text:span><text:span text:style-name="T8">Log In Now</text:span></text:p>
          </table:table-cell>
          <table:table-cell table:style-name="ce29" office:value-type="string" calcext:value-type="string">
            <text:p>- В полі введення паролю повинен бути напис "Enter your password"</text:p>
          </table:table-cell>
          <table:table-cell table:style-name="ce12"/>
          <table:table-cell table:style-name="ce9"/>
          <table:table-cell table:number-columns-repeated="1020"/>
        </table:table-row>
        <table:table-row table:style-name="ro1">
          <table:table-cell table:style-name="ce17" office:value-type="string" calcext:value-type="string">
            <text:p><text:span text:style-name="T4">3.1. </text:span><text:span text:style-name="T5">По кліку на </text:span><text:span text:style-name="T6">Log In Now, </text:span><text:span text:style-name="T5">поля поля форми повинні проходити валідацію, і в разі негативного результату, з'являється повідомлення помилки валідації</text:span></text:p>
            <text:p><text:span text:style-name="T3">(повідомлення може бути у вигляді спливаючого вікна в верхній частині екрану, або у вигляді підказки під кожним полем)</text:span></text:p>
          </table:table-cell>
          <table:table-cell table:style-name="ce30" office:value-type="string" calcext:value-type="string">
            <text:p>- Немає спливаючого вікна.</text:p>
          </table:table-cell>
          <table:table-cell table:style-name="ce12"/>
          <table:table-cell table:style-name="ce9"/>
          <table:table-cell table:number-columns-repeated="1020"/>
        </table:table-row>
        <table:table-row table:style-name="ro1">
          <table:table-cell table:style-name="ce18" office:value-type="string" calcext:value-type="string">
            <text:p><text:span text:style-name="T4">3.2. </text:span><text:span text:style-name="T5">В разі успішної валідації полів, по кліку на</text:span><text:span text:style-name="T6">  Log In Now, </text:span><text:span text:style-name="T5">відкривається головна сторінка застосунку.</text:span></text:p>
          </table:table-cell>
          <table:table-cell table:style-name="ce30"/>
          <table:table-cell table:style-name="ce12"/>
          <table:table-cell table:style-name="ce9"/>
          <table:table-cell table:number-columns-repeated="1020"/>
        </table:table-row>
        <table:table-row table:style-name="ro1">
          <table:table-cell table:style-name="ce17" office:value-type="string" calcext:value-type="string">
            <text:p><text:span text:style-name="T4">4. </text:span><text:span text:style-name="T5">Форма реєстрації </text:span><text:span text:style-name="T6">Registration </text:span><text:span text:style-name="T5">містить:</text:span></text:p>
            <text:p><text:span text:style-name="T3">- поле для введення імені користувача </text:span></text:p>
            <text:p><text:span text:style-name="T3">- поле для введення e-mail</text:span></text:p>
            <text:p><text:span text:style-name="T3">- поле для введення паролю</text:span></text:p>
            <text:p><text:span text:style-name="T7">- кнопка</text:span><text:span text:style-name="T8"> Register Now </text:span></text:p>
          </table:table-cell>
          <table:table-cell table:style-name="ce29" office:value-type="string" calcext:value-type="string">
            <text:p><text:span text:style-name="T24">- Так як інші поля мають назву типу "Enter </text:span><text:span text:style-name="T25">your</text:span><text:span text:style-name="T26"> email", "Enter </text:span><text:span text:style-name="T27">your</text:span><text:span text:style-name="T28"> name", то логічніше було б назвати поле для введення паролю "Create </text:span><text:span text:style-name="T27">your</text:span><text:span text:style-name="T28"> password".</text:span></text:p>
          </table:table-cell>
          <table:table-cell table:style-name="ce12"/>
          <table:table-cell table:style-name="ce9"/>
          <table:table-cell table:number-columns-repeated="1020"/>
        </table:table-row>
        <table:table-row table:style-name="ro1">
          <table:table-cell table:style-name="ce17" office:value-type="string" calcext:value-type="string">
            <text:p><text:span text:style-name="T4">4.1 </text:span><text:span text:style-name="T5">По кліку на </text:span><text:span text:style-name="T6">Register Now , </text:span><text:span text:style-name="T5">поля форми повинні проходити валідацію, і в разі негативного результату, з'являється повідомлення помилки валідації</text:span></text:p>
            <text:p><text:span text:style-name="T3">(повідомлення може бути у вигляді спливаючого вікна в верхній частині екрану, або у вигляді підказки під кожним полем)</text:span></text:p>
          </table:table-cell>
          <table:table-cell table:style-name="ce30" office:value-type="string" calcext:value-type="string">
            <text:p>- Немає спливаючого вікна.</text:p>
          </table:table-cell>
          <table:table-cell table:style-name="ce12"/>
          <table:table-cell table:style-name="ce9"/>
          <table:table-cell table:number-columns-repeated="1020"/>
        </table:table-row>
        <table:table-row table:style-name="ro1">
          <table:table-cell table:style-name="ce19" office:value-type="string" calcext:value-type="string">
            <text:p><text:span text:style-name="T4">5. </text:span><text:span text:style-name="T5">Поле для введення </text:span><text:span text:style-name="T6">Email </text:span><text:span text:style-name="T5">має валідуватися:</text:span></text:p>
            <text:p><text:span text:style-name="T3">- обов'язкове значення,</text:span></text:p>
            <text:p><text:span text:style-name="T3">- може включати латиницю, цифри, спецiальні знаки</text:span></text:p>
            <text:p><text:span text:style-name="T3">- знаки можуть бути в різному регістрі</text:span></text:p>
            <text:p><text:span text:style-name="T9">- повинно обов'язково містити тільки один знак </text:span><text:span text:style-name="T10">"@" і "крапку" </text:span><text:span text:style-name="T11">(у частині з назвою хоста)</text:span></text:p>
          </table:table-cell>
          <table:table-cell table:style-name="ce30"/>
          <table:table-cell table:style-name="ce12"/>
          <table:table-cell table:style-name="ce9"/>
          <table:table-cell table:number-columns-repeated="1020"/>
        </table:table-row>
        <table:table-row table:style-name="ro1">
          <table:table-cell table:style-name="ce18" office:value-type="string" calcext:value-type="string">
            <text:p><text:span text:style-name="T4">6. </text:span><text:span text:style-name="T5">Поля для введення </text:span><text:span text:style-name="T6">Password</text:span><text:span text:style-name="T5"> має валідуватися:</text:span></text:p>
            <text:p><text:span text:style-name="T3">- обов'язкове значення</text:span></text:p>
            <text:p><text:span text:style-name="T3">- може містити літери латиниці , цифри і знаки</text:span></text:p>
            <text:p><text:span text:style-name="T3">- знаки можуть бути в різному регістрі</text:span></text:p>
            <text:p><text:span text:style-name="T3">- може містити від 8 до 64 символів ( включно)</text:span></text:p>
            <text:p><text:span text:style-name="T3">- не може містити пробіли</text:span></text:p>
            <text:p><text:span text:style-name="T3">- поле містить іконку "око", при натисканні на яку, введені дані стають видимими, по дефолту - дані поля приховані.</text:span></text:p>
          </table:table-cell>
          <table:table-cell table:style-name="ce30"/>
          <table:table-cell table:style-name="ce12"/>
          <table:table-cell table:style-name="ce9"/>
          <table:table-cell table:number-columns-repeated="1020"/>
        </table:table-row>
        <table:table-row table:style-name="ro1">
          <table:table-cell table:style-name="ce18" office:value-type="string" calcext:value-type="string">
            <text:p><text:span text:style-name="T4">7. </text:span><text:span text:style-name="T5">Поле для введення - </text:span><text:span text:style-name="T6">Name </text:span><text:span text:style-name="T5">має валідуватися:</text:span></text:p>
            <text:p><text:span text:style-name="T3">- може містити літери латиниці , цифри і знаки</text:span></text:p>
            <text:p><text:span text:style-name="T3">- знаки можуть бути в різному регістрі</text:span></text:p>
            <text:p><text:span text:style-name="T3">- може містити від 2 до 32 знаків включно</text:span></text:p>
          </table:table-cell>
          <table:table-cell table:style-name="ce30"/>
          <table:table-cell table:style-name="ce12"/>
          <table:table-cell table:style-name="ce9"/>
          <table:table-cell table:number-columns-repeated="1020"/>
        </table:table-row>
        <table:table-row table:style-name="ro1">
          <table:table-cell table:style-name="ce7" office:value-type="string" calcext:value-type="string">
            <text:p>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Header </text:p>
          </table:table-cell>
          <table:table-cell table:style-name="ce12" table:number-columns-repeated="2"/>
          <table:table-cell table:style-name="ce9"/>
          <table:table-cell table:number-columns-repeated="1020"/>
        </table:table-row>
        <table:table-row table:style-name="ro1">
          <table:table-cell table:style-name="ce20" office:value-type="string" calcext:value-type="string">
            <text:p><text:span text:style-name="T1">8. </text:span><text:span text:style-name="T2">Перемикач теми Light, Violet, Dark </text:span></text:p>
            <text:p><text:span text:style-name="T3">- за замовчуванням можна обрати будь-яку тему. </text:span></text:p>
            <text:p><text:span text:style-name="T3">- обрана тема використовується як активна при вході користувача в його обліковий запис.</text:span></text:p>
          </table:table-cell>
          <table:table-cell table:style-name="ce31" office:value-type="string" calcext:value-type="string">
            <text:p>Невідома назва обраної теми в макеті</text:p>
          </table:table-cell>
          <table:table-cell table:style-name="ce34" office:value-type="string" calcext:value-type="string">
            <text:p>- Додати можливість відображення назви обраної теми в макеті</text:p>
            <text:p>- Варто перемістити блок ліворуч для вставки кнопки локалізації в правому кутку хедера для вибору мови: UA/EN</text:p>
          </table:table-cell>
          <table:table-cell table:style-name="ce9"/>
          <table:table-cell table:number-columns-repeated="1020"/>
        </table:table-row>
        <table:table-row table:style-name="ro1">
          <table:table-cell table:style-name="ce21" office:value-type="string" calcext:value-type="string">
            <text:p><text:span text:style-name="T1">8. </text:span><text:span text:style-name="T2">Блок з особистою інформацією про юзера. Складається з </text:span></text:p>
            <text:p><text:span text:style-name="T3">- зображення/аватар користувача, по кліку на яке, відкривається модальне вікно Edit profile</text:span></text:p>
            <text:p><text:span text:style-name="T3">-  ім'я користувача</text:span></text:p>
          </table:table-cell>
          <table:table-cell table:style-name="ce20" office:value-type="string" calcext:value-type="string">
            <text:p>Не вказано, що додатково можна переглянути е-mail та пароль</text:p>
          </table:table-cell>
          <table:table-cell table:style-name="ce35"/>
          <table:table-cell table:style-name="ce9"/>
          <table:table-cell table:number-columns-repeated="1020"/>
        </table:table-row>
        <table:table-row table:style-name="ro1">
          <table:table-cell table:style-name="ce3" office:value-type="string" calcext:value-type="string">
            <text:p>Edit Profile</text:p>
          </table:table-cell>
          <table:table-cell table:style-name="ce12" table:number-columns-repeated="2"/>
          <table:table-cell table:style-name="ce9"/>
          <table:table-cell table:number-columns-repeated="1020"/>
        </table:table-row>
        <table:table-row table:style-name="ro1">
          <table:table-cell table:style-name="ce16" office:value-type="string" calcext:value-type="string">
            <text:p><text:span text:style-name="T4">9. </text:span><text:span text:style-name="T5">В модальному вікні </text:span><text:span text:style-name="T6">Edit Profile</text:span><text:span text:style-name="T5">, юзер побачить:</text:span></text:p>
            <text:p><text:span text:style-name="T3">- кнопка "+" для додавання/редагування фото користувача</text:span></text:p>
            <text:p><text:span text:style-name="T9">- поле </text:span><text:span text:style-name="T10">User Name</text:span><text:span text:style-name="T11"> - заповнене даними юзера, введеними в формі реєстрації</text:span></text:p>
            <text:p><text:span text:style-name="T9">- поле </text:span><text:span text:style-name="T10">Email</text:span><text:span text:style-name="T11"> - заповнене даними юзера, введеними в формі реєстрації</text:span></text:p>
            <text:p><text:span text:style-name="T3">- поле пароль - заповнене даними юзера, введеними в формі реєстрації</text:span></text:p>
            <text:p><text:span text:style-name="T12">- кнопка </text:span><text:span text:style-name="T13">Send</text:span><text:span text:style-name="T5">. При натисканні на кнопку </text:span><text:span text:style-name="T6">Send, </text:span><text:span text:style-name="T5">відбувається валідація полів - так само як при реєстрації/логінізації</text:span></text:p>
          </table:table-cell>
          <table:table-cell table:style-name="ce23" office:value-type="string" calcext:value-type="string">
            <text:p><text:span text:style-name="T12">Поля </text:span><text:span text:style-name="T13">User Name</text:span><text:span text:style-name="T5"> та </text:span><text:span text:style-name="T6">Email </text:span><text:span text:style-name="T5">підсвічуються по різному як на макеті та в аплікації</text:span></text:p>
          </table:table-cell>
          <table:table-cell table:style-name="ce12"/>
          <table:table-cell table:style-name="ce9"/>
          <table:table-cell table:number-columns-repeated="1020"/>
        </table:table-row>
        <table:table-row table:style-name="ro1">
          <table:table-cell table:style-name="ce17" office:value-type="string" calcext:value-type="string">
            <text:p><text:span text:style-name="T1">10</text:span><text:span text:style-name="T2">. Клік по кнопці закриття на формі, закриває модалку без збереження змін.</text:span></text:p>
          </table:table-cell>
          <table:table-cell table:style-name="ce23"/>
          <table:table-cell table:style-name="ce12"/>
          <table:table-cell table:style-name="ce9"/>
          <table:table-cell table:number-columns-repeated="1020"/>
        </table:table-row>
        <table:table-row table:style-name="ro1">
          <table:table-cell table:style-name="ce22" office:value-type="string" calcext:value-type="string">
            <text:p><text:span text:style-name="T1">11. </text:span><text:span text:style-name="T2">По кліку на Send при введенні валідних даних, інформація зберігається</text:span></text:p>
          </table:table-cell>
          <table:table-cell table:style-name="ce23" office:value-type="string" calcext:value-type="string">
            <text:p><text:span text:style-name="T7">Не показано підтвердження, що інформація збереглась, після кліку на кнопку </text:span><text:span text:style-name="T8">Send</text:span></text:p>
          </table:table-cell>
          <table:table-cell table:style-name="ce12"/>
          <table:table-cell table:style-name="ce9"/>
          <table:table-cell table:number-columns-repeated="1020"/>
        </table:table-row>
        <table:table-row table:style-name="ro1">
          <table:table-cell table:style-name="ce23" office:value-type="string" calcext:value-type="string">
            <text:p><text:span text:style-name="T1">12</text:span><text:span text:style-name="T2">. При помилці валідації, юзеру виводиться відповідне повідомлення.</text:span></text:p>
            <text:p><text:span text:style-name="T3">(повідомлення може бути у виглляді спливаючого вікна в верхній частині екрану, або у вигляді підказки під кожним полем)</text:span></text:p>
          </table:table-cell>
          <table:table-cell table:style-name="ce23"/>
          <table:table-cell table:style-name="ce12"/>
          <table:table-cell table:style-name="ce9"/>
          <table:table-cell table:number-columns-repeated="1020"/>
        </table:table-row>
        <table:table-row table:style-name="ro1">
          <table:table-cell table:style-name="ce3" office:value-type="string" calcext:value-type="string">
            <text:p>SideBar</text:p>
          </table:table-cell>
          <table:table-cell table:style-name="ce12" table:number-columns-repeated="2"/>
          <table:table-cell table:style-name="ce9"/>
          <table:table-cell table:number-columns-repeated="1020"/>
        </table:table-row>
        <table:table-row table:style-name="ro1">
          <table:table-cell table:style-name="ce16" office:value-type="string" calcext:value-type="string">
            <text:p><text:span text:style-name="T1">13. </text:span><text:span text:style-name="T2">Компонент в якому знаходиться навігація по дошкам, та можливість їх створювати.</text:span></text:p>
            <text:p><text:span text:style-name="T3">На планшеті та мобілці відкривається по кліку на бургер-меню. </text:span></text:p>
          </table:table-cell>
          <table:table-cell table:style-name="ce29"/>
          <table:table-cell table:style-name="ce12"/>
          <table:table-cell table:style-name="ce9"/>
          <table:table-cell table:number-columns-repeated="1020"/>
        </table:table-row>
        <table:table-row table:style-name="ro1">
          <table:table-cell table:style-name="ce24" office:value-type="string" calcext:value-type="string">
            <text:p><text:span text:style-name="T4">14.</text:span><text:span text:style-name="T5"> В </text:span><text:span text:style-name="T6">SideBar</text:span><text:span text:style-name="T5"> юзер побачить:</text:span></text:p>
            <text:p><text:span text:style-name="T3">- логотип застосунку</text:span></text:p>
            <text:p><text:span text:style-name="T7">- кнопка</text:span><text:span text:style-name="T8"> Create New Board</text:span></text:p>
            <text:p><text:span text:style-name="T3">- список дошок (іконка дошки, назва дошки та іконки редагування/видалення дошки) </text:span></text:p>
            <text:p><text:span text:style-name="T9">- блок </text:span><text:span text:style-name="T10">Need Help </text:span><text:span text:style-name="T11">із посиланням на модалку форми допомоги</text:span></text:p>
            <text:p><text:span text:style-name="T7">- кнопка</text:span><text:span text:style-name="T8"> Log Out </text:span></text:p>
          </table:table-cell>
          <table:table-cell table:style-name="ce29"/>
          <table:table-cell table:style-name="ce12"/>
          <table:table-cell table:style-name="ce9"/>
          <table:table-cell table:number-columns-repeated="1020"/>
        </table:table-row>
        <table:table-row table:style-name="ro1">
          <table:table-cell table:style-name="ce25" office:value-type="string" calcext:value-type="string">
            <text:p><text:span text:style-name="T4">15. </text:span><text:span text:style-name="T5">По кліку на </text:span><text:span text:style-name="T6">Create а new board</text:span><text:span text:style-name="T5"> , відкривається модальне вікно, де можна створити нову дошку яке містить:</text:span></text:p>
            <text:p><text:span text:style-name="T3">- кнопка закриття модалки (х) - по кліку на яке, вікно закривається без збереження даних</text:span></text:p>
            <text:p><text:span text:style-name="T3">- поле для вводу назви дошки - обов'язкове до заповнення</text:span></text:p>
            <text:p><text:span text:style-name="T3">- перелік іконок (за замовчуванням перша іконка завжди обрана)</text:span></text:p>
            <text:p><text:span text:style-name="T3">- перелік варіантів фону (за замовчуванням обран варіант "без фона").</text:span></text:p>
            <text:p><text:span text:style-name="T7">- кнопка</text:span><text:span text:style-name="T8"> Create</text:span></text:p>
            <text:p><text:span text:style-name="T14">15.1</text:span><text:span text:style-name="T15"> Після натискання на кнопку</text:span><text:span text:style-name="T16"> Create </text:span><text:span text:style-name="T17">створюється нова дошка</text:span><text:span text:style-name="T18">. </text:span><text:span text:style-name="T17">Дошка не повинна створюватись якщо поле</text:span><text:span text:style-name="T19"> title </text:span><text:span text:style-name="T17">пусте. </text:span></text:p>
          </table:table-cell>
          <table:table-cell table:style-name="ce29" office:value-type="string" calcext:value-type="string">
            <text:p>- Зазначено, в переліку іконок, що перша завжди вибрана (це ніяк не відображається)</text:p>
            <text:p>- У модальному вікні ніяк не зазначено, обов'язковість до заповнення (навіть значком)</text:p>
          </table:table-cell>
          <table:table-cell table:style-name="ce12"/>
          <table:table-cell table:style-name="ce9"/>
          <table:table-cell table:number-columns-repeated="1020"/>
        </table:table-row>
        <table:table-row table:style-name="ro1">
          <table:table-cell table:style-name="ce25" office:value-type="string" calcext:value-type="string">
            <text:p><text:span text:style-name="T4">16. </text:span><text:span text:style-name="T5">По кліку на іконку редагування, відкривається модальне вікно </text:span><text:span text:style-name="T6">Edit board</text:span><text:span text:style-name="T5">, де можна редагувати вже створену раніше дошку яке містить:</text:span></text:p>
            <text:p><text:span text:style-name="T3">- кнопка закриття модалки (х) - по кліку ня яке, вікно закривається без збереженні даних</text:span></text:p>
            <text:p><text:span text:style-name="T3">- поле для вводу назви дошки - містить назву, введену при створенні дошки, яку можна редагувати</text:span></text:p>
            <text:p><text:span text:style-name="T3">- перелік іконок, з виділеною іконкою, яка вже була обрана пристворенні дошки, можна редагувати</text:span></text:p>
            <text:p><text:span text:style-name="T3">- перелік варіантів фону, з виділеним фоном, який вже було обрано при створенні дошки, можна редагувати </text:span></text:p>
            <text:p><text:span text:style-name="T7">- кнопка</text:span><text:span text:style-name="T8"> Edit</text:span></text:p>
            <text:p><text:span text:style-name="T14">16.1</text:span><text:span text:style-name="T15"> Після натискання на кнопку</text:span><text:span text:style-name="T16"> Edit </text:span><text:span text:style-name="T17">внесені дані зберігаються</text:span><text:span text:style-name="T18">. </text:span><text:span text:style-name="T17">Дошка не можуть зберігтись, якщо поле</text:span><text:span text:style-name="T19"> title </text:span><text:span text:style-name="T17">пусте. </text:span></text:p>
          </table:table-cell>
          <table:table-cell table:style-name="ce29"/>
          <table:table-cell table:style-name="ce12"/>
          <table:table-cell table:style-name="ce9"/>
          <table:table-cell table:number-columns-repeated="1020"/>
        </table:table-row>
        <table:table-row table:style-name="ro1">
          <table:table-cell table:style-name="ce17" office:value-type="string" calcext:value-type="string">
            <text:p><text:span text:style-name="T20">17. По кліку на іконку видалення, дошка видаляється зі списку дошок.</text:span></text:p>
          </table:table-cell>
          <table:table-cell table:style-name="ce29"/>
          <table:table-cell table:style-name="ce12"/>
          <table:table-cell table:style-name="ce9"/>
          <table:table-cell table:number-columns-repeated="1020"/>
        </table:table-row>
        <table:table-row table:style-name="ro1">
          <table:table-cell table:style-name="ce25" office:value-type="string" calcext:value-type="string">
            <text:p><text:span text:style-name="T4">18. </text:span><text:span text:style-name="T5">По кліку на посилання на форму допомоги в блоці </text:span><text:span text:style-name="T6">Need Help</text:span><text:span text:style-name="T5">, відкривається модальне вікно, яке містить:</text:span></text:p>
            <text:p><text:span text:style-name="T3">- кнопка закриття модалки (х) - по кліку на яке, вікно закривається без збереження даних</text:span></text:p>
            <text:p><text:span text:style-name="T3">- поле для введення e-mail - обов'язкове до заповнення, валідація - як описана вище.</text:span></text:p>
            <text:p><text:span text:style-name="T3">- поле для введення тексту повідомлення - обов'язкове до заповнення.</text:span></text:p>
            <text:p><text:span text:style-name="T9">- кнопка </text:span><text:span text:style-name="T10">Send,</text:span><text:span text:style-name="T11"> при натисканні на яку відбувається валідація полів та відправка запиту на бекенд</text:span></text:p>
          </table:table-cell>
          <table:table-cell table:style-name="ce29" office:value-type="string" calcext:value-type="string">
            <text:p>У модальному вікні ніяк не зазначено, обов'язковість до заповнення (навіть значком)</text:p>
          </table:table-cell>
          <table:table-cell table:style-name="ce12"/>
          <table:table-cell table:style-name="ce9"/>
          <table:table-cell table:number-columns-repeated="1020"/>
        </table:table-row>
        <table:table-row table:style-name="ro1">
          <table:table-cell table:style-name="ce26" office:value-type="string" calcext:value-type="string">
            <text:p><text:span text:style-name="T21">19. </text:span><text:span text:style-name="T22">По кліку на </text:span><text:span text:style-name="T23">Log Out</text:span><text:span text:style-name="T22"> , активна сесія користувача завершується, користувач переходить в статус неавторизованого </text:span></text:p>
          </table:table-cell>
          <table:table-cell table:style-name="ce29"/>
          <table:table-cell table:style-name="ce12"/>
          <table:table-cell table:style-name="ce9"/>
          <table:table-cell table:number-columns-repeated="1020"/>
        </table:table-row>
        <table:table-row table:style-name="ro1">
          <table:table-cell table:style-name="ce3" office:value-type="string" calcext:value-type="string">
            <text:p>Головна сторінка</text:p>
          </table:table-cell>
          <table:table-cell table:style-name="ce12" table:number-columns-repeated="2"/>
          <table:table-cell table:style-name="ce9"/>
          <table:table-cell table:number-columns-repeated="1020"/>
        </table:table-row>
        <table:table-row table:style-name="ro1">
          <table:table-cell table:style-name="ce16" office:value-type="string" calcext:value-type="string">
            <text:p><text:span text:style-name="T1">20. </text:span><text:span text:style-name="T2">Сторінка повинна відображатись відповідно до макету на 3х розширеннях</text:span></text:p>
          </table:table-cell>
          <table:table-cell table:style-name="ce32" office:value-type="string" calcext:value-type="string">
            <text:p>- В вимогах не сказано про наявність світлої, темної та фіолетової теми.</text:p>
          </table:table-cell>
          <table:table-cell table:style-name="ce36"/>
          <table:table-cell table:style-name="ce9"/>
          <table:table-cell table:number-columns-repeated="1020"/>
        </table:table-row>
        <table:table-row table:style-name="ro1">
          <table:table-cell table:style-name="ce17" office:value-type="string" calcext:value-type="string">
            <text:p><text:span text:style-name="T1">21. </text:span><text:span text:style-name="T2">Головна сторінка містить:</text:span></text:p>
            <text:p><text:span text:style-name="T3">- назва дошки</text:span></text:p>
            <text:p><text:span text:style-name="T7">- кнопка фільтрування </text:span><text:span text:style-name="T8">Filters</text:span></text:p>
            <text:p><text:span text:style-name="T7">- кнопка </text:span><text:span text:style-name="T8">Add another column</text:span></text:p>
            <text:p><text:span text:style-name="T7">- блок вже створених колонок, який складається із назви колонки, списку завдань та кнопки</text:span><text:span text:style-name="T8"> Add another card</text:span></text:p>
          </table:table-cell>
          <table:table-cell table:style-name="ce32" office:value-type="string" calcext:value-type="string">
            <text:p><text:span text:style-name="T29">- На макеті є колонки "</text:span><text:span text:style-name="T30">To Do</text:span><text:span text:style-name="T31">", "</text:span><text:span text:style-name="T32">In Progress</text:span><text:span text:style-name="T33">" та</text:span><text:span text:style-name="T34"> </text:span><text:span text:style-name="T35">"</text:span><text:span text:style-name="T32">Done</text:span><text:span text:style-name="T35">", які не описані в вимогах.</text:span></text:p>
            <text:p><text:span text:style-name="T3">- Кнопка "Add another column" знаходиться на іншому макеті.</text:span></text:p>
            <text:p><text:span text:style-name="T3">- У світлій темі текст дедлайну відображається зеленим кольором, який погано видно.</text:span></text:p>
          </table:table-cell>
          <table:table-cell table:style-name="ce36" office:value-type="string" calcext:value-type="string">
            <text:p>- Краще замінити зелений колір тексту дедлайну на більш контрастний, який добре видно на світлому фоні.</text:p>
            <text:p>- Або можна включити у налаштування додатку опцію для користувачів, щоб вони могли вибирати власні кольори для різних елементів, включаючи текст дедлайнів. Це дозволить користувачу вибирати той колір, який відповідає його індивідуальним уподобанням та забезпечить комфортне використання додатку.</text:p>
          </table:table-cell>
          <table:table-cell table:style-name="ce9"/>
          <table:table-cell table:number-columns-repeated="1020"/>
        </table:table-row>
        <table:table-row table:style-name="ro1">
          <table:table-cell table:style-name="ce17" office:value-type="string" calcext:value-type="string">
            <text:p><text:span text:style-name="T1">22.</text:span><text:span text:style-name="T2"> На головній сторнці може з'явитися скролл:</text:span></text:p>
            <text:p><text:span text:style-name="T3">- Якщо ширина колонок більше ніж ширина екрана, з'являється горизонтальний скролл. Але тільки в цьому компоненті, Header, Sidebar залишаються на місці.</text:span></text:p>
            <text:p><text:span text:style-name="T3">- Якщо висота колонки стає більше ніж висота екрана, до кожної колонки з'являється окремий скролл в межах контейнера.</text:span></text:p>
          </table:table-cell>
          <table:table-cell table:style-name="ce32" office:value-type="string" calcext:value-type="string">
            <text:p>- На макеті з розширенням для планшету сайдбар знаходиться окремо від головної сторінки.</text:p>
            <text:p>- На макеті з розширенням для телефону сайдбар знаходиться окремо від головної сторінки, також немає бекграунду з дошками "In progress" і "Done".</text:p>
          </table:table-cell>
          <table:table-cell table:style-name="ce36" office:value-type="string" calcext:value-type="string">
            <text:p>- Було б логічніше, щоб сайдбар був у вигляді спливаючого вікна у розширеннях для планшету та телефону, так як він займає велику частину екрану.</text:p>
            <text:p/>
          </table:table-cell>
          <table:table-cell table:style-name="ce9"/>
          <table:table-cell table:number-columns-repeated="1020"/>
        </table:table-row>
        <table:table-row table:style-name="ro1">
          <table:table-cell table:style-name="ce23" office:value-type="string" calcext:value-type="string">
            <text:p><text:span text:style-name="T1">23.</text:span><text:span text:style-name="T2"> При натискані кнопку фільтрування, з'являється модальне вікно, де можна змінити фон дошки або його прибрати (перша опція на дизайні), та зробити фільтрацію по пріоритетності. Модалка містить:</text:span></text:p>
            <text:p><text:span text:style-name="T3">- кнопка закриття модалки (х) </text:span></text:p>
            <text:p><text:span text:style-name="T3">- перелік варіантів фону (включно з варіантом "без фона").</text:span></text:p>
            <text:p><text:span text:style-name="T3">- перелік пріорітетності завдань (low (синій) | medium (червоний) | high (зелений) | without (сірий))</text:span></text:p>
            <text:p><text:span text:style-name="T3">- кнопка show all для зняття фільтра по пріорітету</text:span></text:p>
          </table:table-cell>
          <table:table-cell table:style-name="ce32" office:value-type="string" calcext:value-type="string">
            <text:p>- На макеті немає функції обрання варіантів фону в фільтрах.</text:p>
            <text:p>- На макеті в фільтрі є кнопка "Show all" для поля "Label color", якої немає в вимогах.</text:p>
            <text:p>- Відрізняється назва пріорітетності завданнь "witout" у вимогах на макеті вона називається "Without priority".</text:p>
            <text:p>- У вимогах перелік пріорітетності завдань вказано що medium (червоний), а на макеті рожевий </text:p>
          </table:table-cell>
          <table:table-cell table:style-name="ce36" office:value-type="string" calcext:value-type="string">
            <text:p><text:span text:style-name="T7">- "Кнопка закриття модального відкна (х) - по кліку на яке, вікно закривається без збереженні даних" - </text:span><text:span text:style-name="T8">треба додати запит із підтвердженням видалення або закриття вікна.</text:span></text:p>
          </table:table-cell>
          <table:table-cell table:style-name="ce9"/>
          <table:table-cell table:number-columns-repeated="1020"/>
        </table:table-row>
        <table:table-row table:style-name="ro1">
          <table:table-cell table:style-name="ce17" office:value-type="string" calcext:value-type="string">
            <text:p><text:span text:style-name="T4">24. </text:span><text:span text:style-name="T5">При натисканні на кнопку</text:span><text:span text:style-name="T6"> Add Column </text:span><text:span text:style-name="T5">відкривається модальне вікно в якому можна створити колонку.</text:span></text:p>
            <text:p><text:span text:style-name="T3">Модалка містить:</text:span></text:p>
            <text:p><text:span text:style-name="T3">- кнопка закриття модалки (х) - по кліку ня яке, вікно закривається без збереженні даних</text:span></text:p>
            <text:p><text:span text:style-name="T3">- поле для введння назви колонки</text:span></text:p>
            <text:p><text:span text:style-name="T7">- кнопка</text:span><text:span text:style-name="T8"> Add. </text:span></text:p>
          </table:table-cell>
          <table:table-cell table:style-name="ce32" office:value-type="string" calcext:value-type="string">
            <text:p><text:span text:style-name="T24">- Відрізняється назва кнопки </text:span><text:span text:style-name="T25">"Add Column"</text:span><text:span text:style-name="T26">. У вимогах вона описана як</text:span><text:span text:style-name="T27"> "Add Column"</text:span><text:span text:style-name="T28">, а на макеті та в застосунку вона має назву "</text:span><text:span text:style-name="T27">Add another column</text:span><text:span text:style-name="T28">".</text:span></text:p>
            <text:p><text:span text:style-name="T3">Додатково запит із підтвердженням був би доречним</text:span></text:p>
          </table:table-cell>
          <table:table-cell table:style-name="ce36"/>
          <table:table-cell table:style-name="ce9"/>
          <table:table-cell table:number-columns-repeated="1020"/>
        </table:table-row>
        <table:table-row table:style-name="ro1">
          <table:table-cell table:style-name="ce17" office:value-type="string" calcext:value-type="string">
            <text:p><text:span text:style-name="T4">25. </text:span><text:span text:style-name="T5">При натисканні на кнопку </text:span><text:span text:style-name="T6">Edit Column </text:span><text:span text:style-name="T5">відкривається модальне вікно в якому можна створити колонку.</text:span></text:p>
            <text:p><text:span text:style-name="T3">Модалка містить:</text:span></text:p>
            <text:p><text:span text:style-name="T3">- кнопка закриття модалки (х) - по кліку ня яке, вікно закривається без збереженні даних</text:span></text:p>
            <text:p><text:span text:style-name="T3">- поле для введння назви колонки - вже заповнене даними, введеними при створенны дошки - можна редагувати</text:span></text:p>
            <text:p><text:span text:style-name="T9">- кнопка </text:span><text:span text:style-name="T10">Add</text:span><text:span text:style-name="T11">. </text:span></text:p>
          </table:table-cell>
          <table:table-cell table:style-name="ce32" office:value-type="string" calcext:value-type="string">
            <text:p><text:span text:style-name="T9">- Відрізняється опис кнопки "</text:span><text:span text:style-name="T10">Edit column</text:span><text:span text:style-name="T11">" у вимогах від макета, на макеті вона має вигляд олівця, а не прописана текстом.</text:span></text:p>
            <text:p><text:span text:style-name="T3">Додатково запит із підтвердженням був би доречним</text:span></text:p>
          </table:table-cell>
          <table:table-cell table:style-name="ce36"/>
          <table:table-cell table:style-name="ce9"/>
          <table:table-cell table:number-columns-repeated="1020"/>
        </table:table-row>
        <table:table-row table:style-name="ro1">
          <table:table-cell table:style-name="ce27" office:value-type="string" calcext:value-type="string">
            <text:p><text:span text:style-name="T1">26. </text:span><text:span text:style-name="T2">Створені колонки містять в собі:</text:span></text:p>
            <text:p><text:span text:style-name="T3"> ⦿ Блок називи колонки</text:span></text:p>
            <text:p><text:span text:style-name="T3">- назва колонки </text:span></text:p>
            <text:p><text:span text:style-name="T3">- іконки редагування колонки </text:span></text:p>
            <text:p><text:span text:style-name="T3">- іконка видалення колонки</text:span></text:p>
            <text:p><text:span text:style-name="T3">⦿ Блок списоку завдань,за умови, що відповідні завдання є в наявності.</text:span></text:p>
            <text:p><text:span text:style-name="T3">- заголовок завдання</text:span></text:p>
            <text:p><text:span text:style-name="T3">- опис завдання, який має фіксовану висоту і текст з описом, якщо той не вміщається, обрізається та показуються три крапки.</text:span></text:p>
            <text:p><text:span text:style-name="T3">- пріоритет завдання, з фоном відповідного кольору.</text:span></text:p>
            <text:p><text:span text:style-name="T3">- дата до якої задача повинна бути виконана.</text:span></text:p>
            <text:p><text:span text:style-name="T3">- інетрфейс для роботи з карткою</text:span></text:p>
            <text:p><text:span text:style-name="T9">⦿ кнопка </text:span><text:span text:style-name="T10">Add another card</text:span><text:span text:style-name="T11"> для додавання нового завдання в колонку.</text:span></text:p>
          </table:table-cell>
          <table:table-cell table:style-name="ce33" office:value-type="string" calcext:value-type="string">
            <text:p>- На макеті у блоці завдання є кнопки обрання  статусу завдання, які не описані в вимогах.</text:p>
            <text:p>- "пріоритет завдання, з фоном відповідного кольору" - на макеті та в додатку, при виборі кольору пріорітету, фон завдання не набуває відповідного кольору. З'являється лише тоненька вертикальна полоска зліва на відповідній картці завдання.</text:p>
          </table:table-cell>
          <table:table-cell table:style-name="ce33"/>
          <table:table-cell table:style-name="ce9"/>
          <table:table-cell table:number-columns-repeated="1020"/>
        </table:table-row>
        <table:table-row table:style-name="ro1">
          <table:table-cell table:style-name="ce17" office:value-type="string" calcext:value-type="string">
            <text:p><text:span text:style-name="T1">27.</text:span><text:span text:style-name="T2"> Інетрфейс для роботи з карткою містить:</text:span></text:p>
            <text:p><text:span text:style-name="T3">- кнопка переміщення картки в іншу групу - відкриває контекстне меню зі списком всіх груп окрім поточної.</text:span></text:p>
            <text:p><text:span text:style-name="T9">- кнопка редагування картки - відкриває модалку для створення задачі (</text:span><text:span text:style-name="T10">Edit card</text:span><text:span text:style-name="T11">) - з полями заповненими даними з поточного завдання.</text:span></text:p>
            <text:p><text:span text:style-name="T3">- кнопка видалення картки - видаляє завдання.</text:span></text:p>
            <text:p><text:span text:style-name="T3">- конопка дзвоника сигналізує про те що сьогодні дата дедлайну.</text:span></text:p>
          </table:table-cell>
          <table:table-cell table:style-name="ce33" office:value-type="string" calcext:value-type="string">
            <text:p>- На макеті кнопка дзвоника підсвічується не на всіх картках, хоча дедлайн однаковий на всіх блоках.</text:p>
            <text:p>- Кнопка переміщення картки в іншу групу в усіх колонках в статусі "Done", але картки знаходяться у всіх колонках, також є поп ап вікно статусів (не описане в вимогах), в яких не зрозуміло як реалізований статус "To Do".</text:p>
            <text:p>- "Дзвоник" описаний як кнопка, але у додатку це не так. Дзоник просто підсвічується, якщо дата дедлайну сьогодняшня.</text:p>
          </table:table-cell>
          <table:table-cell table:style-name="ce33"/>
          <table:table-cell table:style-name="ce9"/>
          <table:table-cell table:number-columns-repeated="1020"/>
        </table:table-row>
        <table:table-row table:style-name="ro1">
          <table:table-cell table:style-name="ce3" office:value-type="string" calcext:value-type="string">
            <text:p><text:s/>Форма додавання/редагування завдання Add/Edit card</text:p>
          </table:table-cell>
          <table:table-cell table:style-name="ce12" table:number-columns-repeated="2"/>
          <table:table-cell table:style-name="ce9"/>
          <table:table-cell table:number-columns-repeated="1020"/>
        </table:table-row>
        <table:table-row table:style-name="ro1">
          <table:table-cell table:style-name="ce19" office:value-type="string" calcext:value-type="string">
            <text:p><text:span text:style-name="T4">28. </text:span><text:span text:style-name="T5">Форма додавання/редагування завдання </text:span><text:span text:style-name="T6">Add card/Edit </text:span><text:span text:style-name="T5">card містить:</text:span></text:p>
            <text:p><text:span text:style-name="T3">- кнопка закриття форми (x)</text:span></text:p>
            <text:p><text:span text:style-name="T3">- поле для введення тексту Title </text:span></text:p>
            <text:p><text:span text:style-name="T3">- поле для введення тексту завдання Description</text:span></text:p>
            <text:p><text:span text:style-name="T3">- позначка приіорітету завдання - low (синій) | medium (червоний) | high (зелений) | without (сірий)</text:span></text:p>
            <text:p><text:span text:style-name="T3">(за замовчуванням обраний останній сірий колір)</text:span></text:p>
            <text:p><text:span text:style-name="T3">- поле для вибору дня завершення завдання, дата може бути обрана в календарі</text:span></text:p>
            <text:p><text:span text:style-name="T3">(обирання минулої дати є неможливим, обирання дати відбувається від сьогодні)</text:span></text:p>
            <text:p><text:span text:style-name="T3"/></text:p>
            <text:p><text:span text:style-name="T7">- кнопка </text:span><text:span text:style-name="T8">Add</text:span></text:p>
            <text:p><text:span text:style-name="T3">(при створенні нових завдань)</text:span></text:p>
            <text:p><text:span text:style-name="T3"/></text:p>
            <text:p><text:span text:style-name="T7">- кнопка </text:span><text:span text:style-name="T8">Edit</text:span></text:p>
            <text:p><text:span text:style-name="T3">(при редагуванні створених раніше завдань)</text:span></text:p>
          </table:table-cell>
          <table:table-cell table:style-name="ce29" office:value-type="string" calcext:value-type="string">
            <text:p><text:span text:style-name="T7">- У тз вказано колір чевроний, А колір на Мокап більше походить на </text:span><text:span text:style-name="T8">рожевий.</text:span></text:p>
            <text:p><text:span text:style-name="T36"/></text:p>
          </table:table-cell>
          <table:table-cell table:style-name="ce12"/>
          <table:table-cell table:style-name="ce9"/>
          <table:table-cell table:number-columns-repeated="1020"/>
        </table:table-row>
        <table:table-row table:style-name="ro1">
          <table:table-cell table:style-name="ce18" office:value-type="string" calcext:value-type="string">
            <text:p><text:span text:style-name="T4">29. </text:span><text:span text:style-name="T5">При відкритті редагування завдання (а не його створення), форма</text:span><text:span text:style-name="T6"> Edit card </text:span><text:span text:style-name="T5">відкривається з вже заповненими раніше даними, які можні змінити</text:span></text:p>
          </table:table-cell>
          <table:table-cell table:style-name="ce12" table:number-columns-repeated="2"/>
          <table:table-cell table:style-name="ce9"/>
          <table:table-cell table:number-columns-repeated="1020"/>
        </table:table-row>
        <table:table-row table:style-name="ro1">
          <table:table-cell table:style-name="ce19" office:value-type="string" calcext:value-type="string">
            <text:p><text:span text:style-name="T4">30</text:span><text:span text:style-name="T5">. По кліку на кнопку </text:span><text:span text:style-name="T6">Add </text:span><text:span text:style-name="T5">відбувається створення або редагування завдання:</text:span></text:p>
            <text:p><text:span text:style-name="T3"> - Успіх - завдання додається в відповідну колекцію або змінюється</text:span></text:p>
            <text:p><text:span text:style-name="T3"> - Помилка - юзеру показується відповідне пушповідомлення</text:span></text:p>
          </table:table-cell>
          <table:table-cell table:style-name="ce29" office:value-type="string" calcext:value-type="string">
            <text:p>Не показано макету у разі Помилки</text:p>
          </table:table-cell>
          <table:table-cell table:style-name="ce12"/>
          <table:table-cell table:style-name="ce9"/>
          <table:table-cell table:number-columns-repeated="1020"/>
        </table:table-row>
        <table:table-row table:style-name="ro1">
          <table:table-cell table:style-name="ce19" office:value-type="string" calcext:value-type="string">
            <text:p><text:span text:style-name="T1">31. </text:span><text:span text:style-name="T2">Клік по кнопці закриття на формі, закриває модалку без збереження змін.</text:span></text:p>
          </table:table-cell>
          <table:table-cell table:style-name="ce12" table:number-columns-repeated="2"/>
          <table:table-cell table:style-name="ce9"/>
          <table:table-cell table:number-columns-repeated="1020"/>
        </table:table-row>
        <table:table-row table:style-name="ro1" table:number-rows-repeated="2">
          <table:table-cell table:style-name="ce9"/>
          <table:table-cell table:style-name="ce15" table:number-columns-repeated="2"/>
          <table:table-cell table:style-name="ce9"/>
          <table:table-cell table:number-columns-repeated="1020"/>
        </table:table-row>
        <table:table-row table:style-name="ro1">
          <table:table-cell table:style-name="ce9"/>
          <table:table-cell table:style-name="ce13" table:number-columns-repeated="2"/>
          <table:table-cell table:style-name="ce9"/>
          <table:table-cell table:number-columns-repeated="1020"/>
        </table:table-row>
        <table:table-row table:style-name="ro1" table:number-rows-repeated="980">
          <table:table-cell/>
          <table:table-cell table:style-name="ce10" table:number-columns-repeated="2"/>
          <table:table-cell table:number-columns-repeated="1021"/>
        </table:table-row>
        <table:table-row table:style-name="ro2" table:number-rows-repeated="1047546">
          <table:table-cell table:number-columns-repeated="1024"/>
        </table:table-row>
        <table:table-row table:style-name="ro2">
          <table:table-cell table:number-columns-repeated="1024"/>
        </table:table-row>
      </table:table>
      <table:table table:name="Ангеліна" table:style-name="ta3">
        <table:table-column table:style-name="co4" table:default-cell-style-name="Default"/>
        <table:table-column table:style-name="co2" table:number-columns-repeated="2" table:default-cell-style-name="Default"/>
        <table:table-column table:style-name="co3" table:number-columns-repeated="1021" table:default-cell-style-name="Default"/>
        <table:table-row table:style-name="ro1">
          <table:table-cell/>
          <table:table-cell table:style-name="ce10" table:number-columns-repeated="2"/>
          <table:table-cell table:number-columns-repeated="1021"/>
        </table:table-row>
        <table:table-row table:style-name="ro1">
          <table:table-cell table:style-name="ce1" office:value-type="string" calcext:value-type="string">
            <text:p>Midnighters. CkeckList. TaskPro - Mockup</text:p>
          </table:table-cell>
          <table:table-cell table:style-name="ce11" office:value-type="string" calcext:value-type="string">
            <text:p>Comments</text:p>
          </table:table-cell>
          <table:table-cell table:style-name="ce11" office:value-type="string" calcext:value-type="string">
            <text:p>Recomendations</text:p>
          </table:table-cell>
          <table:table-cell table:style-name="ce9"/>
          <table:table-cell table:number-columns-repeated="1020"/>
        </table:table-row>
        <table:table-row table:style-name="ro1">
          <table:table-cell table:style-name="ce2" office:value-type="string" calcext:value-type="string">
            <text:p>Не 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Стартова сторінка + розширення</text:p>
          </table:table-cell>
          <table:table-cell table:style-name="ce12" table:number-columns-repeated="2"/>
          <table:table-cell table:style-name="ce9"/>
          <table:table-cell table:number-columns-repeated="1020"/>
        </table:table-row>
        <table:table-row table:style-name="ro1">
          <table:table-cell table:style-name="ce37" office:value-type="string" calcext:value-type="string">
            <text:p><text:span text:style-name="T37">1.</text:span><text:span text:style-name="T38"> Сторінки застосунку повинні відображатись відповідно до макету на розширеннях:</text:span></text:p>
            <text:p><text:span text:style-name="T39">- до 320px - верстка не змінюється</text:span></text:p>
            <text:p><text:span text:style-name="T39">- mobile: гумова верстка від 320px (елементи адаптуються під екран і розтягуються при зміні в'юпорта);</text:span></text:p>
            <text:p><text:span text:style-name="T39">- mobile: після 375px елементи відповідають розмірам на макеті до розміру 768px);</text:span></text:p>
            <text:p><text:span text:style-name="T39">- tablet: з 768px(елементи відповідають розмірам на макеті до 1280px);</text:span></text:p>
            <text:p><text:span text:style-name="T39">- desktop: з 1280px</text:span></text:p>
          </table:table-cell>
          <table:table-cell table:style-name="ce38" office:value-type="string" calcext:value-type="string">
            <text:p>Зручніше була б наявність кнопки локалізації.</text:p>
          </table:table-cell>
          <table:table-cell table:style-name="ce12"/>
          <table:table-cell table:style-name="ce9"/>
          <table:table-cell table:number-columns-repeated="1020"/>
        </table:table-row>
        <table:table-row table:style-name="ro1">
          <table:table-cell table:style-name="ce26" office:value-type="string" calcext:value-type="string">
            <text:p><text:span text:style-name="T37">2.</text:span><text:span text:style-name="T38"> Стартова сторінка містить в собі:</text:span></text:p>
            <text:p><text:span text:style-name="T39">- назва (логотип) застосунку, зображення та речення - заохочення до роботи з додатком;</text:span></text:p>
            <text:p><text:span text:style-name="T39">- кнопка Registration -  перенаправляє користувача на форму реєстрації</text:span></text:p>
            <text:p><text:span text:style-name="T39">- кнопка Log In  - перенаправляє користувача на форму логінізації</text:span></text:p>
          </table:table-cell>
          <table:table-cell table:style-name="ce38" office:value-type="string" calcext:value-type="string">
            <text:p>В реченні "Supercharge your productivity and take control of your tasks with Task Pro - Don't wait, start achieving your goals now!" замість тире має стояти крапка.</text:p>
          </table:table-cell>
          <table:table-cell table:style-name="ce39"/>
          <table:table-cell table:style-name="ce9"/>
          <table:table-cell table:number-columns-repeated="1020"/>
        </table:table-row>
        <table:table-row table:style-name="ro1">
          <table:table-cell table:number-columns-repeated="2"/>
          <table:table-cell table:style-name="ce40"/>
          <table:table-cell table:number-columns-repeated="1021"/>
        </table:table-row>
        <table:table-row table:style-name="ro1">
          <table:table-cell table:style-name="ce3" office:value-type="string" calcext:value-type="string">
            <text:p>Edit Profile</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3" office:value-type="string" calcext:value-type="string">
            <text:p>Головна сторінка</text:p>
          </table:table-cell>
          <table:table-cell table:style-name="ce12"/>
          <table:table-cell table:style-name="ce15"/>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3" office:value-type="string" calcext:value-type="string">
            <text:p><text:s/>Форма додавання/редагування завдання Add/Edit card</text:p>
          </table:table-cell>
          <table:table-cell table:style-name="ce12"/>
          <table:table-cell table:style-name="ce15"/>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8" office:value-type="string" calcext:value-type="string">
            <text:p>...</text:p>
          </table:table-cell>
          <table:table-cell table:style-name="ce12"/>
          <table:table-cell table:style-name="ce15"/>
          <table:table-cell table:style-name="ce9"/>
          <table:table-cell table:number-columns-repeated="1020"/>
        </table:table-row>
        <table:table-row table:style-name="ro1">
          <table:table-cell table:style-name="ce6" office:value-type="string" calcext:value-type="string">
            <text:p>...</text:p>
          </table:table-cell>
          <table:table-cell table:style-name="ce12"/>
          <table:table-cell table:style-name="ce15"/>
          <table:table-cell table:style-name="ce9"/>
          <table:table-cell table:number-columns-repeated="1020"/>
        </table:table-row>
        <table:table-row table:style-name="ro1" table:number-rows-repeated="2">
          <table:table-cell table:style-name="ce6"/>
          <table:table-cell table:style-name="ce12"/>
          <table:table-cell table:style-name="ce15"/>
          <table:table-cell table:style-name="ce9"/>
          <table:table-cell table:number-columns-repeated="1020"/>
        </table:table-row>
        <table:table-row table:style-name="ro1">
          <table:table-cell table:style-name="ce9"/>
          <table:table-cell table:style-name="ce13" table:number-columns-repeated="2"/>
          <table:table-cell table:style-name="ce9"/>
          <table:table-cell table:number-columns-repeated="1020"/>
        </table:table-row>
        <table:table-row table:style-name="ro1" table:number-rows-repeated="980">
          <table:table-cell/>
          <table:table-cell table:style-name="ce10" table:number-columns-repeated="2"/>
          <table:table-cell table:number-columns-repeated="1021"/>
        </table:table-row>
        <table:table-row table:style-name="ro2" table:number-rows-repeated="1047574">
          <table:table-cell table:number-columns-repeated="1024"/>
        </table:table-row>
        <table:table-row table:style-name="ro2">
          <table:table-cell table:number-columns-repeated="1024"/>
        </table:table-row>
      </table:table>
      <table:table table:name="Illia" table:style-name="ta4">
        <table:table-column table:style-name="co1" table:default-cell-style-name="Default"/>
        <table:table-column table:style-name="co2" table:number-columns-repeated="2" table:default-cell-style-name="Default"/>
        <table:table-column table:style-name="co3" table:number-columns-repeated="1021" table:default-cell-style-name="Default"/>
        <table:table-row table:style-name="ro1">
          <table:table-cell/>
          <table:table-cell table:style-name="ce10" table:number-columns-repeated="2"/>
          <table:table-cell table:number-columns-repeated="1021"/>
        </table:table-row>
        <table:table-row table:style-name="ro1">
          <table:table-cell table:style-name="ce1" office:value-type="string" calcext:value-type="string">
            <text:p>Midnighters. CkeckList. TaskPro - Mockup</text:p>
          </table:table-cell>
          <table:table-cell table:style-name="ce11" office:value-type="string" calcext:value-type="string">
            <text:p>Comments</text:p>
          </table:table-cell>
          <table:table-cell table:style-name="ce11" office:value-type="string" calcext:value-type="string">
            <text:p>Recomendations</text:p>
          </table:table-cell>
          <table:table-cell table:style-name="ce9"/>
          <table:table-cell table:number-columns-repeated="1020"/>
        </table:table-row>
        <table:table-row table:style-name="ro1">
          <table:table-cell table:style-name="ce2" office:value-type="string" calcext:value-type="string">
            <text:p>Не 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Стартова сторінка + розширення</text:p>
          </table:table-cell>
          <table:table-cell table:style-name="ce12" table:number-columns-repeated="2"/>
          <table:table-cell table:style-name="ce9"/>
          <table:table-cell table:number-columns-repeated="1020"/>
        </table:table-row>
        <table:table-row table:style-name="ro1" table:number-rows-repeated="2">
          <table:table-cell table:style-name="ce4"/>
          <table:table-cell table:style-name="ce12" table:number-columns-repeated="2"/>
          <table:table-cell table:style-name="ce9"/>
          <table:table-cell table:number-columns-repeated="1020"/>
        </table:table-row>
        <table:table-row table:style-name="ro1">
          <table:table-cell table:style-name="ce5" office:value-type="string" calcext:value-type="string">
            <text:p>Реєстрація та логінізація</text:p>
          </table:table-cell>
          <table:table-cell table:style-name="ce12" table:number-columns-repeated="2"/>
          <table:table-cell table:style-name="ce9"/>
          <table:table-cell table:number-columns-repeated="1020"/>
        </table:table-row>
        <table:table-row table:style-name="ro1">
          <table:table-cell table:style-name="ce37" office:value-type="string" calcext:value-type="string">
            <text:p><text:span text:style-name="T21">3. </text:span><text:span text:style-name="T22">Форма авторизації </text:span><text:span text:style-name="T23">Login </text:span><text:span text:style-name="T22">містить:</text:span></text:p>
            <text:p><text:span text:style-name="T39">- поле для введення e-mail</text:span></text:p>
            <text:p><text:span text:style-name="T39">- поле для введення паролю</text:span></text:p>
            <text:p><text:span text:style-name="T40">- кнопка </text:span><text:span text:style-name="T41">Log In Now</text:span></text:p>
          </table:table-cell>
          <table:table-cell table:style-name="ce42" office:value-type="string" calcext:value-type="string">
            <text:p>- В полі введення паролю повинен бути напис "Enter your password"</text:p>
          </table:table-cell>
          <table:table-cell table:style-name="ce42"/>
          <table:table-cell table:style-name="ce9"/>
          <table:table-cell table:number-columns-repeated="1020"/>
        </table:table-row>
        <table:table-row table:style-name="ro1">
          <table:table-cell table:style-name="ce26" office:value-type="string" calcext:value-type="string">
            <text:p><text:span text:style-name="T21">3.1. </text:span><text:span text:style-name="T22">По кліку на </text:span><text:span text:style-name="T23">Log In Now, </text:span><text:span text:style-name="T22">поля поля форми повинні проходити валідацію, і в разі негативного результату, з'являється повідомлення помилки валідації</text:span></text:p>
            <text:p><text:span text:style-name="T39">(повідомлення може бути у вигляді спливаючого вікна в верхній частині екрану, або у вигляді підказки під кожним полем)</text:span></text:p>
          </table:table-cell>
          <table:table-cell table:style-name="ce43" office:value-type="string" calcext:value-type="string">
            <text:p>- Немає спливаючого вікна.</text:p>
          </table:table-cell>
          <table:table-cell table:style-name="ce43"/>
          <table:table-cell table:style-name="ce9"/>
          <table:table-cell table:number-columns-repeated="1020"/>
        </table:table-row>
        <table:table-row table:style-name="ro1">
          <table:table-cell table:style-name="ce26" office:value-type="string" calcext:value-type="string">
            <text:p><text:span text:style-name="T21">4. </text:span><text:span text:style-name="T22">Форма реєстрації </text:span><text:span text:style-name="T23">Registration </text:span><text:span text:style-name="T22">містить:</text:span></text:p>
            <text:p><text:span text:style-name="T39">- поле для введення імені користувача </text:span></text:p>
            <text:p><text:span text:style-name="T39">- поле для введення e-mail</text:span></text:p>
            <text:p><text:span text:style-name="T39">- поле для введення паролю</text:span></text:p>
            <text:p><text:span text:style-name="T40">- кнопка</text:span><text:span text:style-name="T41"> Register Now </text:span></text:p>
          </table:table-cell>
          <table:table-cell table:style-name="ce42" office:value-type="string" calcext:value-type="string">
            <text:p><text:span text:style-name="T42">- Так як інші поля мають назву типу "Enter </text:span><text:span text:style-name="T43">your</text:span><text:span text:style-name="T44"> email", "Enter </text:span><text:span text:style-name="T45">your</text:span><text:span text:style-name="T46"> name", то логічніше було б назвати поле для введення паролю "Create </text:span><text:span text:style-name="T45">your</text:span><text:span text:style-name="T46"> password".</text:span></text:p>
          </table:table-cell>
          <table:table-cell table:style-name="ce42"/>
          <table:table-cell table:style-name="ce9"/>
          <table:table-cell table:number-columns-repeated="1020"/>
        </table:table-row>
        <table:table-row table:style-name="ro1">
          <table:table-cell table:style-name="ce26" office:value-type="string" calcext:value-type="string">
            <text:p><text:span text:style-name="T21">4.1 </text:span><text:span text:style-name="T22">По кліку на </text:span><text:span text:style-name="T23">Register Now , </text:span><text:span text:style-name="T22">поля форми повинні проходити валідацію, і в разі негативного результату, з'являється повідомлення помилки валідації</text:span></text:p>
            <text:p><text:span text:style-name="T39">(повідомлення може бути у вигляді спливаючого вікна в верхній частині екрану, або у вигляді підказки під кожним полем)</text:span></text:p>
          </table:table-cell>
          <table:table-cell table:style-name="ce43" office:value-type="string" calcext:value-type="string">
            <text:p>- Немає спливаючого вікна.</text:p>
          </table:table-cell>
          <table:table-cell table:style-name="ce43"/>
          <table:table-cell table:style-name="ce9"/>
          <table:table-cell table:number-columns-repeated="1020"/>
        </table:table-row>
        <table:table-row table:style-name="ro1" table:number-rows-repeated="9">
          <table:table-cell table:style-name="ce41"/>
          <table:table-cell table:style-name="ce12" table:number-columns-repeated="2"/>
          <table:table-cell table:style-name="ce9"/>
          <table:table-cell table:number-columns-repeated="1020"/>
        </table:table-row>
        <table:table-row table:style-name="ro1">
          <table:table-cell table:style-name="ce41"/>
          <table:table-cell table:style-name="ce12" table:number-columns-repeated="2"/>
          <table:table-cell table:style-name="ce9"/>
          <table:table-cell table:number-columns-repeated="1020"/>
        </table:table-row>
        <table:table-row table:style-name="ro1" table:number-rows-repeated="3">
          <table:table-cell table:style-name="ce6"/>
          <table:table-cell table:style-name="ce12" table:number-columns-repeated="2"/>
          <table:table-cell table:style-name="ce9"/>
          <table:table-cell table:number-columns-repeated="1020"/>
        </table:table-row>
        <table:table-row table:style-name="ro1">
          <table:table-cell table:style-name="ce7" office:value-type="string" calcext:value-type="string">
            <text:p>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Header </text:p>
          </table:table-cell>
          <table:table-cell table:style-name="ce12" table:number-columns-repeated="2"/>
          <table:table-cell table:style-name="ce9"/>
          <table:table-cell table:number-columns-repeated="1020"/>
        </table:table-row>
        <table:table-row table:style-name="ro1">
          <table:table-cell table:style-name="ce41"/>
          <table:table-cell table:style-name="ce12" table:number-columns-repeated="2"/>
          <table:table-cell table:style-name="ce9"/>
          <table:table-cell table:number-columns-repeated="1020"/>
        </table:table-row>
        <table:table-row table:style-name="ro1">
          <table:table-cell table:style-name="ce3" office:value-type="string" calcext:value-type="string">
            <text:p>SideBar</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3" office:value-type="string" calcext:value-type="string">
            <text:p>Edit Profile</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3" office:value-type="string" calcext:value-type="string">
            <text:p>Головна сторінка</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3" office:value-type="string" calcext:value-type="string">
            <text:p><text:s/>Форма додавання/редагування завдання Add/Edit card</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8" office:value-type="string" calcext:value-type="string">
            <text:p>...</text:p>
          </table:table-cell>
          <table:table-cell table:style-name="ce12" table:number-columns-repeated="2"/>
          <table:table-cell table:style-name="ce9"/>
          <table:table-cell table:number-columns-repeated="1020"/>
        </table:table-row>
        <table:table-row table:style-name="ro1">
          <table:table-cell table:style-name="ce6" office:value-type="string" calcext:value-type="string">
            <text:p>...</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9"/>
          <table:table-cell table:style-name="ce13" table:number-columns-repeated="2"/>
          <table:table-cell table:style-name="ce9"/>
          <table:table-cell table:number-columns-repeated="1020"/>
        </table:table-row>
        <table:table-row table:style-name="ro1" table:number-rows-repeated="980">
          <table:table-cell/>
          <table:table-cell table:style-name="ce10" table:number-columns-repeated="2"/>
          <table:table-cell table:number-columns-repeated="1021"/>
        </table:table-row>
        <table:table-row table:style-name="ro2" table:number-rows-repeated="1047551">
          <table:table-cell table:number-columns-repeated="1024"/>
        </table:table-row>
        <table:table-row table:style-name="ro2">
          <table:table-cell table:number-columns-repeated="1024"/>
        </table:table-row>
      </table:table>
      <table:table table:name="Kristina" table:style-name="ta5">
        <table:table-column table:style-name="co1" table:default-cell-style-name="Default"/>
        <table:table-column table:style-name="co2" table:number-columns-repeated="2" table:default-cell-style-name="Default"/>
        <table:table-column table:style-name="co3" table:number-columns-repeated="1021" table:default-cell-style-name="Default"/>
        <table:table-row table:style-name="ro1">
          <table:table-cell/>
          <table:table-cell table:style-name="ce10" table:number-columns-repeated="2"/>
          <table:table-cell table:number-columns-repeated="1021"/>
        </table:table-row>
        <table:table-row table:style-name="ro1">
          <table:table-cell table:style-name="ce1" office:value-type="string" calcext:value-type="string">
            <text:p>Midnighters. CkeckList. TaskPro - Mockup</text:p>
          </table:table-cell>
          <table:table-cell table:style-name="ce11" office:value-type="string" calcext:value-type="string">
            <text:p>Comments</text:p>
          </table:table-cell>
          <table:table-cell table:style-name="ce11" office:value-type="string" calcext:value-type="string">
            <text:p>Recomendations</text:p>
          </table:table-cell>
          <table:table-cell table:style-name="ce9"/>
          <table:table-cell table:number-columns-repeated="1020"/>
        </table:table-row>
        <table:table-row table:style-name="ro1">
          <table:table-cell table:style-name="ce2" office:value-type="string" calcext:value-type="string">
            <text:p>Не 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Стартова сторінка + розширення</text:p>
          </table:table-cell>
          <table:table-cell table:style-name="ce12" table:number-columns-repeated="2"/>
          <table:table-cell table:style-name="ce9"/>
          <table:table-cell table:number-columns-repeated="1020"/>
        </table:table-row>
        <table:table-row table:style-name="ro1" table:number-rows-repeated="2">
          <table:table-cell table:style-name="ce4"/>
          <table:table-cell table:style-name="ce12" table:number-columns-repeated="2"/>
          <table:table-cell table:style-name="ce9"/>
          <table:table-cell table:number-columns-repeated="1020"/>
        </table:table-row>
        <table:table-row table:style-name="ro1">
          <table:table-cell table:style-name="ce5" office:value-type="string" calcext:value-type="string">
            <text:p>Реєстрація та логінізація</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7" office:value-type="string" calcext:value-type="string">
            <text:p>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Header </text:p>
          </table:table-cell>
          <table:table-cell table:style-name="ce12" table:number-columns-repeated="2"/>
          <table:table-cell table:style-name="ce9"/>
          <table:table-cell table:number-columns-repeated="1020"/>
        </table:table-row>
        <table:table-row table:style-name="ro1">
          <table:table-cell table:style-name="ce44" office:value-type="string" calcext:value-type="string">
            <text:p>Перемикач теми Light, Violet, Dark </text:p>
            <text:p>- за замовчуванням можна обрати будь-яку тему. </text:p>
            <text:p>- обрана тема використовується як активна при вході користувача в його обліковий запис.</text:p>
          </table:table-cell>
          <table:table-cell table:style-name="ce49" office:value-type="string" calcext:value-type="string">
            <text:p>Невідома назва обраної теми в макеті</text:p>
          </table:table-cell>
          <table:table-cell table:style-name="ce54" office:value-type="string" calcext:value-type="string">
            <text:p>- Додати можливість відображення назви обраної теми в макеті</text:p>
            <text:p>- Варто перемістити блок ліворуч для вставки кнопки локалізації в правому кутку хедера для вибору мови: UA/EN</text:p>
          </table:table-cell>
          <table:table-cell table:style-name="ce9"/>
          <table:table-cell table:number-columns-repeated="1020"/>
        </table:table-row>
        <table:table-row table:style-name="ro1">
          <table:table-cell table:style-name="ce45" office:value-type="string" calcext:value-type="string">
            <text:p>Блок з особистою інформацією про юзера. Складається з </text:p>
            <text:p>- зображення/аватар користувача, по кліку на яке, відкривається модальне вікно Edit profile</text:p>
            <text:p>-  ім'я користувача</text:p>
          </table:table-cell>
          <table:table-cell table:style-name="ce39" office:value-type="string" calcext:value-type="string">
            <text:p>Не вказано, що додатково можна переглянути е-mail та пароль</text:p>
          </table:table-cell>
          <table:table-cell table:style-name="ce55"/>
          <table:table-cell table:style-name="ce9"/>
          <table:table-cell table:number-columns-repeated="1020"/>
        </table:table-row>
        <table:table-row table:style-name="ro1">
          <table:table-cell table:style-name="ce46"/>
          <table:table-cell table:style-name="ce50"/>
          <table:table-cell table:style-name="ce56"/>
          <table:table-cell table:style-name="ce9"/>
          <table:table-cell table:number-columns-repeated="1020"/>
        </table:table-row>
        <table:table-row table:style-name="ro1">
          <table:table-cell table:style-name="ce46"/>
          <table:table-cell table:style-name="ce50"/>
          <table:table-cell table:style-name="ce57"/>
          <table:table-cell table:style-name="ce9"/>
          <table:table-cell table:number-columns-repeated="1020"/>
        </table:table-row>
        <table:table-row table:style-name="ro1">
          <table:table-cell table:style-name="ce47"/>
          <table:table-cell table:style-name="ce50"/>
          <table:table-cell table:style-name="ce56"/>
          <table:table-cell table:style-name="ce9"/>
          <table:table-cell table:number-columns-repeated="1020"/>
        </table:table-row>
        <table:table-row table:style-name="ro2" table:number-rows-repeated="2">
          <table:table-cell table:number-columns-repeated="1024"/>
        </table:table-row>
        <table:table-row table:style-name="ro1">
          <table:table-cell table:style-name="ce45"/>
          <table:table-cell table:style-name="ce51" table:number-columns-repeated="2"/>
          <table:table-cell table:style-name="ce9"/>
          <table:table-cell table:number-columns-repeated="1020"/>
        </table:table-row>
        <table:table-row table:style-name="ro1">
          <table:table-cell table:style-name="ce45"/>
          <table:table-cell table:style-name="ce52" table:number-columns-repeated="2"/>
          <table:table-cell table:number-columns-repeated="1021"/>
        </table:table-row>
        <table:table-row table:style-name="ro1">
          <table:table-cell table:style-name="ce3" office:value-type="string" calcext:value-type="string">
            <text:p>SideBar</text:p>
          </table:table-cell>
          <table:table-cell table:style-name="ce53"/>
          <table:table-cell table:style-name="ce51"/>
          <table:table-cell table:style-name="ce9"/>
          <table:table-cell table:number-columns-repeated="1020"/>
        </table:table-row>
        <table:table-row table:style-name="ro1" table:number-rows-repeated="2">
          <table:table-cell table:style-name="ce48"/>
          <table:table-cell table:style-name="ce53"/>
          <table:table-cell table:style-name="ce51"/>
          <table:table-cell table:style-name="ce9"/>
          <table:table-cell table:number-columns-repeated="1020"/>
        </table:table-row>
        <table:table-row table:style-name="ro1">
          <table:table-cell table:style-name="ce3" office:value-type="string" calcext:value-type="string">
            <text:p>Edit Profile</text:p>
          </table:table-cell>
          <table:table-cell table:style-name="ce53"/>
          <table:table-cell table:style-name="ce51"/>
          <table:table-cell table:style-name="ce9"/>
          <table:table-cell table:number-columns-repeated="1020"/>
        </table:table-row>
        <table:table-row table:style-name="ro1" table:number-rows-repeated="2">
          <table:table-cell table:style-name="ce48"/>
          <table:table-cell table:style-name="ce53"/>
          <table:table-cell table:style-name="ce51"/>
          <table:table-cell table:style-name="ce9"/>
          <table:table-cell table:number-columns-repeated="1020"/>
        </table:table-row>
        <table:table-row table:style-name="ro1">
          <table:table-cell table:style-name="ce3" office:value-type="string" calcext:value-type="string">
            <text:p>Головна сторінка</text:p>
          </table:table-cell>
          <table:table-cell table:style-name="ce53"/>
          <table:table-cell table:style-name="ce51"/>
          <table:table-cell table:style-name="ce9"/>
          <table:table-cell table:number-columns-repeated="1020"/>
        </table:table-row>
        <table:table-row table:style-name="ro1" table:number-rows-repeated="2">
          <table:table-cell table:style-name="ce48"/>
          <table:table-cell table:style-name="ce53"/>
          <table:table-cell table:style-name="ce51"/>
          <table:table-cell table:style-name="ce9"/>
          <table:table-cell table:number-columns-repeated="1020"/>
        </table:table-row>
        <table:table-row table:style-name="ro1">
          <table:table-cell table:style-name="ce3" office:value-type="string" calcext:value-type="string">
            <text:p><text:s/>Форма додавання/редагування завдання Add/Edit card</text:p>
          </table:table-cell>
          <table:table-cell table:style-name="ce53"/>
          <table:table-cell table:style-name="ce51"/>
          <table:table-cell table:style-name="ce9"/>
          <table:table-cell table:number-columns-repeated="1020"/>
        </table:table-row>
        <table:table-row table:style-name="ro1">
          <table:table-cell table:style-name="ce48"/>
          <table:table-cell table:style-name="ce53"/>
          <table:table-cell table:style-name="ce51"/>
          <table:table-cell table:style-name="ce9"/>
          <table:table-cell table:number-columns-repeated="1020"/>
        </table:table-row>
        <table:table-row table:style-name="ro2" table:number-rows-repeated="3">
          <table:table-cell table:number-columns-repeated="1024"/>
        </table:table-row>
        <table:table-row table:style-name="ro1" table:number-rows-repeated="976">
          <table:table-cell/>
          <table:table-cell table:style-name="ce10" table:number-columns-repeated="2"/>
          <table:table-cell table:number-columns-repeated="1021"/>
        </table:table-row>
        <table:table-row table:style-name="ro2" table:number-rows-repeated="1047565">
          <table:table-cell table:number-columns-repeated="1024"/>
        </table:table-row>
        <table:table-row table:style-name="ro2">
          <table:table-cell table:number-columns-repeated="1024"/>
        </table:table-row>
      </table:table>
      <table:table table:name="Назар" table:style-name="ta6">
        <table:table-column table:style-name="co5" table:default-cell-style-name="Default"/>
        <table:table-column table:style-name="co6" table:default-cell-style-name="Default"/>
        <table:table-column table:style-name="co2" table:default-cell-style-name="Default"/>
        <table:table-column table:style-name="co3" table:number-columns-repeated="1021" table:default-cell-style-name="Default"/>
        <table:table-row table:style-name="ro1">
          <table:table-cell/>
          <table:table-cell table:style-name="ce10" table:number-columns-repeated="2"/>
          <table:table-cell table:number-columns-repeated="1021"/>
        </table:table-row>
        <table:table-row table:style-name="ro1">
          <table:table-cell table:style-name="ce1" office:value-type="string" calcext:value-type="string">
            <text:p>Midnighters. CkeckList. TaskPro - Mockup</text:p>
          </table:table-cell>
          <table:table-cell table:style-name="ce11" office:value-type="string" calcext:value-type="string">
            <text:p>Comments</text:p>
          </table:table-cell>
          <table:table-cell table:style-name="ce11" office:value-type="string" calcext:value-type="string">
            <text:p>Recomendations</text:p>
          </table:table-cell>
          <table:table-cell table:style-name="ce9"/>
          <table:table-cell table:number-columns-repeated="1020"/>
        </table:table-row>
        <table:table-row table:style-name="ro1">
          <table:table-cell table:style-name="ce2" office:value-type="string" calcext:value-type="string">
            <text:p>Не 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Стартова сторінка + розширення</text:p>
          </table:table-cell>
          <table:table-cell table:style-name="ce12" table:number-columns-repeated="2"/>
          <table:table-cell table:style-name="ce9"/>
          <table:table-cell table:number-columns-repeated="1020"/>
        </table:table-row>
        <table:table-row table:style-name="ro1" table:number-rows-repeated="2">
          <table:table-cell table:style-name="ce4"/>
          <table:table-cell table:style-name="ce12" table:number-columns-repeated="2"/>
          <table:table-cell table:style-name="ce9"/>
          <table:table-cell table:number-columns-repeated="1020"/>
        </table:table-row>
        <table:table-row table:style-name="ro1">
          <table:table-cell table:style-name="ce5" office:value-type="string" calcext:value-type="string">
            <text:p>Реєстрація та логінізація</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7" office:value-type="string" calcext:value-type="string">
            <text:p>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Header </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3" office:value-type="string" calcext:value-type="string">
            <text:p>SideBar</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3" office:value-type="string" calcext:value-type="string">
            <text:p>Edit Profile</text:p>
          </table:table-cell>
          <table:table-cell table:style-name="ce12" table:number-columns-repeated="2"/>
          <table:table-cell table:style-name="ce9"/>
          <table:table-cell table:number-columns-repeated="1020"/>
        </table:table-row>
        <table:table-row table:style-name="ro1">
          <table:table-cell table:style-name="ce37" office:value-type="string" calcext:value-type="string">
            <text:p><text:span text:style-name="T21">9. </text:span><text:span text:style-name="T22">В модальному вікні </text:span><text:span text:style-name="T23">Edit Profile</text:span><text:span text:style-name="T22">, юзер побачить:</text:span></text:p>
            <text:p><text:span text:style-name="T39">- кнопка "+" для додавання/редагування фото користувача</text:span></text:p>
            <text:p><text:span text:style-name="T47">- поле </text:span><text:span text:style-name="T48">User Name</text:span><text:span text:style-name="T49"> - заповнене даними юзера, введеними в формі реєстрації</text:span></text:p>
            <text:p><text:span text:style-name="T47">- поле </text:span><text:span text:style-name="T48">Email</text:span><text:span text:style-name="T49"> - заповнене даними юзера, введеними в формі реєстрації</text:span></text:p>
            <text:p><text:span text:style-name="T39">- поле пароль - заповнене даними юзера, введеними в формі реєстрації</text:span></text:p>
            <text:p><text:span text:style-name="T50">- кнопка </text:span><text:span text:style-name="T51">Send</text:span><text:span text:style-name="T22">. При натисканні на кнопку </text:span><text:span text:style-name="T23">Send, </text:span><text:span text:style-name="T22">відбувається валідація полів - так само як при реєстрації/логінізації</text:span></text:p>
          </table:table-cell>
          <table:table-cell table:style-name="ce59" office:value-type="string" calcext:value-type="string">
            <text:p><text:span text:style-name="T50">Поля </text:span><text:span text:style-name="T51">User Name</text:span><text:span text:style-name="T22"> та </text:span><text:span text:style-name="T23">Email </text:span><text:span text:style-name="T22">підсвічуються по різному як на макеті та в аплікації</text:span></text:p>
          </table:table-cell>
          <table:table-cell table:style-name="ce42"/>
          <table:table-cell table:style-name="ce9"/>
          <table:table-cell table:number-columns-repeated="1020"/>
        </table:table-row>
        <table:table-row table:style-name="ro1">
          <table:table-cell table:style-name="ce58" office:value-type="string" calcext:value-type="string">
            <text:p><text:span text:style-name="T37">10</text:span><text:span text:style-name="T38">. Клік по кнопці закриття на формі, закриває модалку без збереження змін.</text:span></text:p>
          </table:table-cell>
          <table:table-cell table:style-name="ce59"/>
          <table:table-cell table:style-name="ce42"/>
          <table:table-cell table:style-name="ce9"/>
          <table:table-cell table:number-columns-repeated="1020"/>
        </table:table-row>
        <table:table-row table:style-name="ro1">
          <table:table-cell table:style-name="ce58" office:value-type="string" calcext:value-type="string">
            <text:p><text:span text:style-name="T37">11. </text:span><text:span text:style-name="T38">По кліку на Send при введенні валідних даних, інформація зберігається</text:span></text:p>
          </table:table-cell>
          <table:table-cell table:style-name="ce59" office:value-type="string" calcext:value-type="string">
            <text:p><text:span text:style-name="T40">Не показано підтвердження, що інформація збереглась, після кліку на кнопку </text:span><text:span text:style-name="T41">Send</text:span></text:p>
          </table:table-cell>
          <table:table-cell table:style-name="ce42"/>
          <table:table-cell table:style-name="ce61"/>
          <table:table-cell table:style-name="ce62"/>
          <table:table-cell table:number-columns-repeated="1019"/>
        </table:table-row>
        <table:table-row table:style-name="ro1">
          <table:table-cell table:style-name="ce59" office:value-type="string" calcext:value-type="string">
            <text:p><text:span text:style-name="T37">12</text:span><text:span text:style-name="T38">. При помилці валідації, юзеру виводиться відповідне повідомлення.</text:span></text:p>
            <text:p><text:span text:style-name="T39">(повідомлення може бути у виглляді спливаючого вікна в верхній частині екрану, або у вигляді підказки під кожним полем)</text:span></text:p>
          </table:table-cell>
          <table:table-cell table:style-name="ce59"/>
          <table:table-cell table:style-name="ce42"/>
          <table:table-cell table:style-name="ce9"/>
          <table:table-cell table:number-columns-repeated="1020"/>
        </table:table-row>
        <table:table-row table:style-name="ro1" table:number-rows-repeated="2">
          <table:table-cell/>
          <table:table-cell table:style-name="ce59"/>
          <table:table-cell table:style-name="ce42"/>
          <table:table-cell table:style-name="ce9"/>
          <table:table-cell table:number-columns-repeated="1020"/>
        </table:table-row>
        <table:table-row table:style-name="ro1" table:number-rows-repeated="2">
          <table:table-cell/>
          <table:table-cell table:style-name="ce59"/>
          <table:table-cell table:style-name="ce42"/>
          <table:table-cell table:style-name="ce9"/>
          <table:table-cell table:number-columns-repeated="1020"/>
        </table:table-row>
        <table:table-row table:style-name="ro1">
          <table:table-cell/>
          <table:table-cell table:style-name="ce59"/>
          <table:table-cell table:style-name="ce42"/>
          <table:table-cell table:style-name="ce9"/>
          <table:table-cell table:number-columns-repeated="1020"/>
        </table:table-row>
        <table:table-row table:style-name="ro1">
          <table:table-cell/>
          <table:table-cell table:style-name="ce59"/>
          <table:table-cell table:style-name="ce60"/>
          <table:table-cell table:style-name="ce9"/>
          <table:table-cell table:number-columns-repeated="1020"/>
        </table:table-row>
        <table:table-row table:style-name="ro1">
          <table:table-cell table:style-name="ce3" office:value-type="string" calcext:value-type="string">
            <text:p>Наявність кнопки "ока" у рядку з паролем не вказано у вимогах</text:p>
          </table:table-cell>
          <table:table-cell table:style-name="ce12" table:number-columns-repeated="2"/>
          <table:table-cell table:style-name="ce9"/>
          <table:table-cell table:number-columns-repeated="1020"/>
        </table:table-row>
        <table:table-row table:style-name="ro1">
          <table:table-cell table:style-name="ce6"/>
          <table:table-cell table:style-name="ce12" table:number-columns-repeated="2"/>
          <table:table-cell table:style-name="ce9"/>
          <table:table-cell table:number-columns-repeated="1020"/>
        </table:table-row>
        <table:table-row table:style-name="ro1">
          <table:table-cell table:style-name="ce6"/>
          <table:table-cell table:style-name="ce51" table:number-columns-repeated="2"/>
          <table:table-cell table:style-name="ce9"/>
          <table:table-cell table:number-columns-repeated="1020"/>
        </table:table-row>
        <table:table-row table:style-name="ro1">
          <table:table-cell table:style-name="ce3" office:value-type="string" calcext:value-type="string">
            <text:p><text:s/>Форма додавання/редагування завдання Add/Edit card</text:p>
          </table:table-cell>
          <table:table-cell table:style-name="ce52" table:number-columns-repeated="2"/>
          <table:table-cell table:number-columns-repeated="1021"/>
        </table:table-row>
        <table:table-row table:style-name="ro1" table:number-rows-repeated="2">
          <table:table-cell table:style-name="ce6"/>
          <table:table-cell table:style-name="ce52" table:number-columns-repeated="2"/>
          <table:table-cell table:number-columns-repeated="1021"/>
        </table:table-row>
        <table:table-row table:style-name="ro1">
          <table:table-cell table:style-name="ce8" office:value-type="string" calcext:value-type="string">
            <text:p>...</text:p>
          </table:table-cell>
          <table:table-cell table:style-name="ce52" table:number-columns-repeated="2"/>
          <table:table-cell table:number-columns-repeated="1021"/>
        </table:table-row>
        <table:table-row table:style-name="ro1">
          <table:table-cell table:style-name="ce6" office:value-type="string" calcext:value-type="string">
            <text:p>...</text:p>
          </table:table-cell>
          <table:table-cell table:style-name="ce52" table:number-columns-repeated="2"/>
          <table:table-cell table:number-columns-repeated="1021"/>
        </table:table-row>
        <table:table-row table:style-name="ro1" table:number-rows-repeated="2">
          <table:table-cell table:style-name="ce6"/>
          <table:table-cell table:style-name="ce52" table:number-columns-repeated="2"/>
          <table:table-cell table:number-columns-repeated="1021"/>
        </table:table-row>
        <table:table-row table:style-name="ro1">
          <table:table-cell table:style-name="ce9"/>
          <table:table-cell table:style-name="ce10" table:number-columns-repeated="2"/>
          <table:table-cell table:number-columns-repeated="1021"/>
        </table:table-row>
        <table:table-row table:style-name="ro1" table:number-rows-repeated="972">
          <table:table-cell/>
          <table:table-cell table:style-name="ce10" table:number-columns-repeated="2"/>
          <table:table-cell table:number-columns-repeated="1021"/>
        </table:table-row>
        <table:table-row table:style-name="ro2" table:number-rows-repeated="1047565">
          <table:table-cell table:number-columns-repeated="1024"/>
        </table:table-row>
        <table:table-row table:style-name="ro2">
          <table:table-cell table:number-columns-repeated="1024"/>
        </table:table-row>
      </table:table>
      <table:table table:name="Mykhailo" table:style-name="ta7">
        <table:table-column table:style-name="co1" table:default-cell-style-name="Default"/>
        <table:table-column table:style-name="co2" table:number-columns-repeated="2" table:default-cell-style-name="Default"/>
        <table:table-column table:style-name="co3" table:number-columns-repeated="1021" table:default-cell-style-name="Default"/>
        <table:table-row table:style-name="ro1">
          <table:table-cell/>
          <table:table-cell table:style-name="ce10"/>
          <table:table-cell table:style-name="ce66"/>
          <table:table-cell table:number-columns-repeated="1021"/>
        </table:table-row>
        <table:table-row table:style-name="ro1">
          <table:table-cell table:style-name="ce1" office:value-type="string" calcext:value-type="string">
            <text:p>Midnighters. CkeckList. TaskPro - Mockup</text:p>
          </table:table-cell>
          <table:table-cell table:style-name="ce11" office:value-type="string" calcext:value-type="string">
            <text:p>Comments</text:p>
          </table:table-cell>
          <table:table-cell table:style-name="ce67" office:value-type="string" calcext:value-type="string">
            <text:p>Recomendations</text:p>
          </table:table-cell>
          <table:table-cell table:style-name="ce9"/>
          <table:table-cell table:number-columns-repeated="1020"/>
        </table:table-row>
        <table:table-row table:style-name="ro1">
          <table:table-cell table:style-name="ce2" office:value-type="string" calcext:value-type="string">
            <text:p>Не авторизований користувач</text:p>
          </table:table-cell>
          <table:table-cell table:style-name="ce12"/>
          <table:table-cell table:style-name="ce68"/>
          <table:table-cell table:style-name="ce9"/>
          <table:table-cell table:number-columns-repeated="1020"/>
        </table:table-row>
        <table:table-row table:style-name="ro1">
          <table:table-cell table:style-name="ce3" office:value-type="string" calcext:value-type="string">
            <text:p>Стартова сторінка + розширення</text:p>
          </table:table-cell>
          <table:table-cell table:style-name="ce12"/>
          <table:table-cell table:style-name="ce68"/>
          <table:table-cell table:style-name="ce9"/>
          <table:table-cell table:number-columns-repeated="1020"/>
        </table:table-row>
        <table:table-row table:style-name="ro1" table:number-rows-repeated="2">
          <table:table-cell table:style-name="ce4"/>
          <table:table-cell table:style-name="ce12"/>
          <table:table-cell table:style-name="ce68"/>
          <table:table-cell table:style-name="ce9"/>
          <table:table-cell table:number-columns-repeated="1020"/>
        </table:table-row>
        <table:table-row table:style-name="ro1">
          <table:table-cell table:style-name="ce5" office:value-type="string" calcext:value-type="string">
            <text:p>Реєстрація та логінізація</text:p>
          </table:table-cell>
          <table:table-cell table:style-name="ce12"/>
          <table:table-cell table:style-name="ce68"/>
          <table:table-cell table:style-name="ce9"/>
          <table:table-cell table:number-columns-repeated="1020"/>
        </table:table-row>
        <table:table-row table:style-name="ro1" table:number-rows-repeated="2">
          <table:table-cell table:style-name="ce6"/>
          <table:table-cell table:style-name="ce12"/>
          <table:table-cell table:style-name="ce68"/>
          <table:table-cell table:style-name="ce9"/>
          <table:table-cell table:number-columns-repeated="1020"/>
        </table:table-row>
        <table:table-row table:style-name="ro1">
          <table:table-cell table:style-name="ce7" office:value-type="string" calcext:value-type="string">
            <text:p>Авторизований користувач</text:p>
          </table:table-cell>
          <table:table-cell table:style-name="ce12"/>
          <table:table-cell table:style-name="ce68"/>
          <table:table-cell table:style-name="ce9"/>
          <table:table-cell table:number-columns-repeated="1020"/>
        </table:table-row>
        <table:table-row table:style-name="ro1">
          <table:table-cell table:style-name="ce3" office:value-type="string" calcext:value-type="string">
            <text:p>Header </text:p>
          </table:table-cell>
          <table:table-cell table:style-name="ce12"/>
          <table:table-cell table:style-name="ce68"/>
          <table:table-cell table:style-name="ce9"/>
          <table:table-cell table:number-columns-repeated="1020"/>
        </table:table-row>
        <table:table-row table:style-name="ro1" table:number-rows-repeated="2">
          <table:table-cell table:style-name="ce6"/>
          <table:table-cell table:style-name="ce12"/>
          <table:table-cell table:style-name="ce68"/>
          <table:table-cell table:style-name="ce9"/>
          <table:table-cell table:number-columns-repeated="1020"/>
        </table:table-row>
        <table:table-row table:style-name="ro1">
          <table:table-cell table:style-name="ce3" office:value-type="string" calcext:value-type="string">
            <text:p>SideBar</text:p>
          </table:table-cell>
          <table:table-cell table:style-name="ce12"/>
          <table:table-cell table:style-name="ce68"/>
          <table:table-cell table:style-name="ce9"/>
          <table:table-cell table:number-columns-repeated="1020"/>
        </table:table-row>
        <table:table-row table:style-name="ro1">
          <table:table-cell table:style-name="ce63" office:value-type="string" calcext:value-type="string">
            <text:p><text:span text:style-name="T21">15. </text:span><text:span text:style-name="T22">По кліку на </text:span><text:span text:style-name="T23">Create а new board</text:span><text:span text:style-name="T22"> , відкривається модальне вікно, де можна створити нову дошку яке містить:</text:span></text:p>
            <text:p><text:span text:style-name="T39">- кнопка закриття модалки (х) - по кліку на яке, вікно закривається без збереження даних</text:span></text:p>
            <text:p><text:span text:style-name="T39">- поле для вводу назви дошки - обов'язкове до заповнення</text:span></text:p>
            <text:p><text:span text:style-name="T39">- перелік іконок (за замовчуванням перша іконка завжди обрана)</text:span></text:p>
            <text:p><text:span text:style-name="T39">- перелік варіантів фону (за замовчуванням обран варіант "без фона").</text:span></text:p>
            <text:p><text:span text:style-name="T40">- кнопка</text:span><text:span text:style-name="T41"> Create</text:span></text:p>
            <text:p><text:span text:style-name="T52">15.1</text:span><text:span text:style-name="T53"> Після натискання на кнопку</text:span><text:span text:style-name="T54"> Create </text:span><text:span text:style-name="T55">створюється нова дошка</text:span><text:span text:style-name="T56">. </text:span><text:span text:style-name="T55">Дошка не повинна створюватись якщо поле</text:span><text:span text:style-name="T57"> title </text:span><text:span text:style-name="T55">пусте. </text:span></text:p>
          </table:table-cell>
          <table:table-cell table:style-name="ce42" office:value-type="string" calcext:value-type="string">
            <text:p>- Зазначено, в переліку іконок, що перша завжди вибрана (це ніяк не відображається)</text:p>
            <text:p>- У модальному вікні ніяк не зазначено, обов'язковість до заповнення (навіть значком)</text:p>
          </table:table-cell>
          <table:table-cell table:style-name="ce69"/>
          <table:table-cell table:style-name="ce9"/>
          <table:table-cell table:number-columns-repeated="1020"/>
        </table:table-row>
        <table:table-row table:style-name="ro1">
          <table:table-cell table:style-name="ce63" office:value-type="string" calcext:value-type="string">
            <text:p><text:span text:style-name="T21">18. </text:span><text:span text:style-name="T22">По кліку на посилання на форму допомоги в блоці </text:span><text:span text:style-name="T23">Need Help</text:span><text:span text:style-name="T22">, відкривається модальне вікно, яке містить:</text:span></text:p>
            <text:p><text:span text:style-name="T39">- кнопка закриття модалки (х) - по кліку на яке, вікно закривається без збереження даних</text:span></text:p>
            <text:p><text:span text:style-name="T39">- поле для введення e-mail - обов'язкове до заповнення, валідація - як описана вище.</text:span></text:p>
            <text:p><text:span text:style-name="T39">- поле для введення тексту повідомлення - обов'язкове до заповнення.</text:span></text:p>
            <text:p><text:span text:style-name="T47">- кнопка </text:span><text:span text:style-name="T48">Send,</text:span><text:span text:style-name="T49"> при натисканні на яку відбувається валідація полів та відправка запиту на бекенд</text:span></text:p>
          </table:table-cell>
          <table:table-cell table:style-name="ce42" office:value-type="string" calcext:value-type="string">
            <text:p>У модальному вікні ніяк не зазначено, обов'язковість до заповнення (навіть значком)</text:p>
          </table:table-cell>
          <table:table-cell table:style-name="ce69"/>
          <table:table-cell table:style-name="ce9"/>
          <table:table-cell table:number-columns-repeated="1020"/>
        </table:table-row>
        <table:table-row table:style-name="ro1">
          <table:table-cell table:style-name="ce37"/>
          <table:table-cell table:style-name="ce65"/>
          <table:table-cell table:style-name="ce68"/>
          <table:table-cell table:style-name="ce9"/>
          <table:table-cell table:number-columns-repeated="1020"/>
        </table:table-row>
        <table:table-row table:style-name="ro1">
          <table:table-cell table:style-name="ce63"/>
          <table:table-cell table:style-name="ce65"/>
          <table:table-cell table:style-name="ce68"/>
          <table:table-cell table:style-name="ce9"/>
          <table:table-cell table:number-columns-repeated="1020"/>
        </table:table-row>
        <table:table-row table:style-name="ro1">
          <table:table-cell table:style-name="ce63"/>
          <table:table-cell table:style-name="ce65"/>
          <table:table-cell table:style-name="ce68"/>
          <table:table-cell table:style-name="ce9"/>
          <table:table-cell table:number-columns-repeated="1020"/>
        </table:table-row>
        <table:table-row table:style-name="ro1">
          <table:table-cell table:style-name="ce37"/>
          <table:table-cell table:style-name="ce65"/>
          <table:table-cell table:style-name="ce68"/>
          <table:table-cell table:style-name="ce9"/>
          <table:table-cell table:number-columns-repeated="1020"/>
        </table:table-row>
        <table:table-row table:style-name="ro1">
          <table:table-cell table:style-name="ce37"/>
          <table:table-cell table:style-name="ce43"/>
          <table:table-cell table:style-name="ce66"/>
          <table:table-cell table:number-columns-repeated="1021"/>
        </table:table-row>
        <table:table-row table:style-name="ro1">
          <table:table-cell table:style-name="ce64"/>
          <table:table-cell table:style-name="ce12"/>
          <table:table-cell table:style-name="ce68"/>
          <table:table-cell table:style-name="ce9"/>
          <table:table-cell table:number-columns-repeated="1020"/>
        </table:table-row>
        <table:table-row table:style-name="ro1" table:number-rows-repeated="2">
          <table:table-cell table:style-name="ce6"/>
          <table:table-cell table:style-name="ce12"/>
          <table:table-cell table:style-name="ce68"/>
          <table:table-cell table:style-name="ce9"/>
          <table:table-cell table:number-columns-repeated="1020"/>
        </table:table-row>
        <table:table-row table:style-name="ro1">
          <table:table-cell table:style-name="ce3" office:value-type="string" calcext:value-type="string">
            <text:p>Edit Profile</text:p>
          </table:table-cell>
          <table:table-cell table:style-name="ce12"/>
          <table:table-cell table:style-name="ce68"/>
          <table:table-cell table:style-name="ce9"/>
          <table:table-cell table:number-columns-repeated="1020"/>
        </table:table-row>
        <table:table-row table:style-name="ro1" table:number-rows-repeated="2">
          <table:table-cell table:style-name="ce6"/>
          <table:table-cell table:style-name="ce12"/>
          <table:table-cell table:style-name="ce68"/>
          <table:table-cell table:style-name="ce9"/>
          <table:table-cell table:number-columns-repeated="1020"/>
        </table:table-row>
        <table:table-row table:style-name="ro1">
          <table:table-cell table:style-name="ce3" office:value-type="string" calcext:value-type="string">
            <text:p>Головна сторінка</text:p>
          </table:table-cell>
          <table:table-cell table:style-name="ce12"/>
          <table:table-cell table:style-name="ce68"/>
          <table:table-cell table:style-name="ce9"/>
          <table:table-cell table:number-columns-repeated="1020"/>
        </table:table-row>
        <table:table-row table:style-name="ro1" table:number-rows-repeated="2">
          <table:table-cell table:style-name="ce6"/>
          <table:table-cell table:style-name="ce12"/>
          <table:table-cell table:style-name="ce68"/>
          <table:table-cell table:style-name="ce9"/>
          <table:table-cell table:number-columns-repeated="1020"/>
        </table:table-row>
        <table:table-row table:style-name="ro1">
          <table:table-cell table:style-name="ce3" office:value-type="string" calcext:value-type="string">
            <text:p><text:s/>Форма додавання/редагування завдання Add/Edit card</text:p>
          </table:table-cell>
          <table:table-cell table:style-name="ce12"/>
          <table:table-cell table:style-name="ce68"/>
          <table:table-cell table:style-name="ce9"/>
          <table:table-cell table:number-columns-repeated="1020"/>
        </table:table-row>
        <table:table-row table:style-name="ro1">
          <table:table-cell table:style-name="ce6"/>
          <table:table-cell table:style-name="ce12"/>
          <table:table-cell table:style-name="ce68"/>
          <table:table-cell table:style-name="ce9"/>
          <table:table-cell table:number-columns-repeated="1020"/>
        </table:table-row>
        <table:table-row table:style-name="ro1" table:number-rows-repeated="979">
          <table:table-cell/>
          <table:table-cell table:style-name="ce10"/>
          <table:table-cell table:style-name="ce66"/>
          <table:table-cell table:number-columns-repeated="1021"/>
        </table:table-row>
        <table:table-row table:style-name="ro2" table:number-rows-repeated="1047564">
          <table:table-cell table:number-columns-repeated="1024"/>
        </table:table-row>
        <table:table-row table:style-name="ro2">
          <table:table-cell table:number-columns-repeated="1024"/>
        </table:table-row>
      </table:table>
      <table:table table:name="Natalia" table:style-name="ta8">
        <table:table-column table:style-name="co7" table:default-cell-style-name="Default"/>
        <table:table-column table:style-name="co2" table:number-columns-repeated="2" table:default-cell-style-name="Default"/>
        <table:table-column table:style-name="co3" table:number-columns-repeated="1021" table:default-cell-style-name="Default"/>
        <table:table-row table:style-name="ro1">
          <table:table-cell/>
          <table:table-cell table:style-name="ce73" table:number-columns-repeated="2"/>
          <table:table-cell table:number-columns-repeated="1021"/>
        </table:table-row>
        <table:table-row table:style-name="ro1">
          <table:table-cell table:style-name="ce1" office:value-type="string" calcext:value-type="string">
            <text:p>Midnighters. CkeckList. TaskPro - Mockup</text:p>
          </table:table-cell>
          <table:table-cell table:style-name="ce11" office:value-type="string" calcext:value-type="string">
            <text:p>Comments</text:p>
          </table:table-cell>
          <table:table-cell table:style-name="ce78" office:value-type="string" calcext:value-type="string">
            <text:p>Recomendations</text:p>
          </table:table-cell>
          <table:table-cell table:style-name="ce9"/>
          <table:table-cell table:number-columns-repeated="1020"/>
        </table:table-row>
        <table:table-row table:style-name="ro1">
          <table:table-cell table:style-name="ce2" office:value-type="string" calcext:value-type="string">
            <text:p>Не авторизований користувач</text:p>
          </table:table-cell>
          <table:table-cell table:style-name="ce74"/>
          <table:table-cell table:style-name="ce79"/>
          <table:table-cell table:style-name="ce9"/>
          <table:table-cell table:number-columns-repeated="1020"/>
        </table:table-row>
        <table:table-row table:style-name="ro1">
          <table:table-cell table:style-name="ce3" office:value-type="string" calcext:value-type="string">
            <text:p>Стартова сторінка + розширення</text:p>
          </table:table-cell>
          <table:table-cell table:style-name="ce74"/>
          <table:table-cell table:style-name="ce79"/>
          <table:table-cell table:style-name="ce9"/>
          <table:table-cell table:number-columns-repeated="1020"/>
        </table:table-row>
        <table:table-row table:style-name="ro1" table:number-rows-repeated="2">
          <table:table-cell table:style-name="ce4"/>
          <table:table-cell table:style-name="ce74"/>
          <table:table-cell table:style-name="ce79"/>
          <table:table-cell table:style-name="ce9"/>
          <table:table-cell table:number-columns-repeated="1020"/>
        </table:table-row>
        <table:table-row table:style-name="ro1">
          <table:table-cell table:style-name="ce5" office:value-type="string" calcext:value-type="string">
            <text:p>Реєстрація та логінізація</text:p>
          </table:table-cell>
          <table:table-cell table:style-name="ce74"/>
          <table:table-cell table:style-name="ce79"/>
          <table:table-cell table:style-name="ce9"/>
          <table:table-cell table:number-columns-repeated="1020"/>
        </table:table-row>
        <table:table-row table:style-name="ro1" table:number-rows-repeated="2">
          <table:table-cell table:style-name="ce6"/>
          <table:table-cell table:style-name="ce74"/>
          <table:table-cell table:style-name="ce79"/>
          <table:table-cell table:style-name="ce9"/>
          <table:table-cell table:number-columns-repeated="1020"/>
        </table:table-row>
        <table:table-row table:style-name="ro1">
          <table:table-cell table:style-name="ce7" office:value-type="string" calcext:value-type="string">
            <text:p>Авторизований користувач</text:p>
          </table:table-cell>
          <table:table-cell table:style-name="ce74"/>
          <table:table-cell table:style-name="ce79"/>
          <table:table-cell table:style-name="ce9"/>
          <table:table-cell table:number-columns-repeated="1020"/>
        </table:table-row>
        <table:table-row table:style-name="ro1">
          <table:table-cell table:style-name="ce3" office:value-type="string" calcext:value-type="string">
            <text:p>Header </text:p>
          </table:table-cell>
          <table:table-cell table:style-name="ce74"/>
          <table:table-cell table:style-name="ce79"/>
          <table:table-cell table:style-name="ce9"/>
          <table:table-cell table:number-columns-repeated="1020"/>
        </table:table-row>
        <table:table-row table:style-name="ro1" table:number-rows-repeated="2">
          <table:table-cell table:style-name="ce6"/>
          <table:table-cell table:style-name="ce74"/>
          <table:table-cell table:style-name="ce79"/>
          <table:table-cell table:style-name="ce9"/>
          <table:table-cell table:number-columns-repeated="1020"/>
        </table:table-row>
        <table:table-row table:style-name="ro1">
          <table:table-cell table:style-name="ce3" office:value-type="string" calcext:value-type="string">
            <text:p>SideBar</text:p>
          </table:table-cell>
          <table:table-cell table:style-name="ce74"/>
          <table:table-cell table:style-name="ce79"/>
          <table:table-cell table:style-name="ce9"/>
          <table:table-cell table:number-columns-repeated="1020"/>
        </table:table-row>
        <table:table-row table:style-name="ro1" table:number-rows-repeated="2">
          <table:table-cell table:style-name="ce6"/>
          <table:table-cell table:style-name="ce74"/>
          <table:table-cell table:style-name="ce79"/>
          <table:table-cell table:style-name="ce9"/>
          <table:table-cell table:number-columns-repeated="1020"/>
        </table:table-row>
        <table:table-row table:style-name="ro1">
          <table:table-cell table:style-name="ce3" office:value-type="string" calcext:value-type="string">
            <text:p>Edit Profile</text:p>
          </table:table-cell>
          <table:table-cell table:style-name="ce74"/>
          <table:table-cell table:style-name="ce79"/>
          <table:table-cell table:style-name="ce9"/>
          <table:table-cell table:number-columns-repeated="1020"/>
        </table:table-row>
        <table:table-row table:style-name="ro1" table:number-rows-repeated="2">
          <table:table-cell table:style-name="ce6"/>
          <table:table-cell table:style-name="ce74"/>
          <table:table-cell table:style-name="ce79"/>
          <table:table-cell table:style-name="ce9"/>
          <table:table-cell table:number-columns-repeated="1020"/>
        </table:table-row>
        <table:table-row table:style-name="ro1">
          <table:table-cell table:style-name="ce3" office:value-type="string" calcext:value-type="string">
            <text:p>Головна сторінка</text:p>
          </table:table-cell>
          <table:table-cell table:style-name="ce74"/>
          <table:table-cell table:style-name="ce79"/>
          <table:table-cell table:style-name="ce9"/>
          <table:table-cell table:number-columns-repeated="1020"/>
        </table:table-row>
        <table:table-row table:style-name="ro1">
          <table:table-cell table:style-name="ce70" office:value-type="string" calcext:value-type="string">
            <text:p><text:span text:style-name="T37">20. </text:span><text:span text:style-name="T38">Сторінка повинна відображатись відповідно до макету на 3х розширеннях</text:span></text:p>
          </table:table-cell>
          <table:table-cell table:style-name="ce75" office:value-type="string" calcext:value-type="string">
            <text:p>- В вимогах не сказано про наявність світлої, темної та фіолетової теми.</text:p>
          </table:table-cell>
          <table:table-cell table:style-name="ce80"/>
          <table:table-cell table:style-name="ce9"/>
          <table:table-cell table:number-columns-repeated="1020"/>
        </table:table-row>
        <table:table-row table:style-name="ro1">
          <table:table-cell table:style-name="ce26" office:value-type="string" calcext:value-type="string">
            <text:p><text:span text:style-name="T37">21. </text:span><text:span text:style-name="T38">Головна сторінка містить:</text:span></text:p>
            <text:p><text:span text:style-name="T39">- назва дошки</text:span></text:p>
            <text:p><text:span text:style-name="T40">- кнопка фільтрування </text:span><text:span text:style-name="T41">Filters</text:span></text:p>
            <text:p><text:span text:style-name="T40">- кнопка </text:span><text:span text:style-name="T41">Add another column</text:span></text:p>
            <text:p><text:span text:style-name="T40">- блок вже створених колонок, який складається із назви колонки, списку завдань та кнопки</text:span><text:span text:style-name="T41"> Add another card</text:span></text:p>
          </table:table-cell>
          <table:table-cell table:style-name="ce75" office:value-type="string" calcext:value-type="string">
            <text:p><text:span text:style-name="T58">- На макеті є колонки "</text:span><text:span text:style-name="T59">To Do</text:span><text:span text:style-name="T60">", "</text:span><text:span text:style-name="T61">In Progress</text:span><text:span text:style-name="T62">" та</text:span><text:span text:style-name="T63"> </text:span><text:span text:style-name="T64">"</text:span><text:span text:style-name="T61">Done</text:span><text:span text:style-name="T64">", які не описані в вимогах.</text:span></text:p>
            <text:p><text:span text:style-name="T39">- Кнопка "Add another column" знаходиться на іншому макеті.</text:span></text:p>
            <text:p><text:span text:style-name="T39">- У світлій темі текст дедлайну відображається зеленим кольором, який погано видно.</text:span></text:p>
          </table:table-cell>
          <table:table-cell table:style-name="ce80" office:value-type="string" calcext:value-type="string">
            <text:p>- Краще замінити зелений колір тексту дедлайну на більш контрастний, який добре видно на світлому фоні.</text:p>
            <text:p>- Або можна включити у налаштування додатку опцію для користувачів, щоб вони могли вибирати власні кольори для різних елементів, включаючи текст дедлайнів. Це дозволить користувачу вибирати той колір, який відповідає його індивідуальним уподобанням та забезпечить комфортне використання додатку.</text:p>
          </table:table-cell>
          <table:table-cell table:style-name="ce9"/>
          <table:table-cell table:number-columns-repeated="1020"/>
        </table:table-row>
        <table:table-row table:style-name="ro1">
          <table:table-cell table:style-name="ce26" office:value-type="string" calcext:value-type="string">
            <text:p><text:span text:style-name="T37">22.</text:span><text:span text:style-name="T38"> На головній сторнці може з'явитися скролл:</text:span></text:p>
            <text:p><text:span text:style-name="T39">- Якщо ширина колонок більше ніж ширина екрана, з'являється горизонтальний скролл. Але тільки в цьому компоненті, Header, Sidebar залишаються на місці.</text:span></text:p>
            <text:p><text:span text:style-name="T39">- Якщо висота колонки стає більше ніж висота екрана, до кожної колонки з'являється окремий скролл в межах контейнера.</text:span></text:p>
          </table:table-cell>
          <table:table-cell table:style-name="ce75" office:value-type="string" calcext:value-type="string">
            <text:p>- На макеті з розширенням для планшету сайдбар знаходиться окремо від головної сторінки.</text:p>
            <text:p>- На макеті з розширенням для телефону сайдбар знаходиться окремо від головної сторінки, також немає бекграунду з дошками "In progress" і "Done".</text:p>
          </table:table-cell>
          <table:table-cell table:style-name="ce80" office:value-type="string" calcext:value-type="string">
            <text:p>- Було б логічніше, щоб сайдбар був у вигляді спливаючого вікна у розширеннях для планшету та телефону, так як він займає велику частину екрану.</text:p>
            <text:p/>
          </table:table-cell>
          <table:table-cell table:style-name="ce9"/>
          <table:table-cell table:number-columns-repeated="1020"/>
        </table:table-row>
        <table:table-row table:style-name="ro1">
          <table:table-cell table:style-name="ce59" office:value-type="string" calcext:value-type="string">
            <text:p><text:span text:style-name="T37">23.</text:span><text:span text:style-name="T38"> При натискані кнопку фільтрування, з'являється модальне вікно, де можна змінити фон дошки або його прибрати (перша опція на дизайні), та зробити фільтрацію по пріоритетності. Модалка містить:</text:span></text:p>
            <text:p><text:span text:style-name="T39">- кнопка закриття модалки (х) </text:span></text:p>
            <text:p><text:span text:style-name="T39">- перелік варіантів фону (включно з варіантом "без фона").</text:span></text:p>
            <text:p><text:span text:style-name="T39">- перелік пріорітетності завдань (low (синій) | medium (червоний) | high (зелений) | without (сірий))</text:span></text:p>
            <text:p><text:span text:style-name="T39">- кнопка show all для зняття фільтра по пріорітету</text:span></text:p>
          </table:table-cell>
          <table:table-cell table:style-name="ce75" office:value-type="string" calcext:value-type="string">
            <text:p>- На макеті немає функції обрання варіантів фону в фільтрах.</text:p>
            <text:p>- На макеті в фільтрі є кнопка "Show all" для поля "Label color", якої немає в вимогах.</text:p>
            <text:p>- Відрізняється назва пріорітетності завданнь "witout" у вимогах на макеті вона називається "Without priority".</text:p>
            <text:p>- У вимогах перелік пріорітетності завдань вказано що medium (червоний), а на макеті рожевий </text:p>
          </table:table-cell>
          <table:table-cell table:style-name="ce80" office:value-type="string" calcext:value-type="string">
            <text:p><text:span text:style-name="T40">- "Кнопка закриття модального відкна (х) - по кліку на яке, вікно закривається без збереженні даних" - </text:span><text:span text:style-name="T41">треба додати запит із підтвердженням видалення або закриття вікна.</text:span></text:p>
          </table:table-cell>
          <table:table-cell table:style-name="ce9"/>
          <table:table-cell table:number-columns-repeated="1020"/>
        </table:table-row>
        <table:table-row table:style-name="ro1">
          <table:table-cell table:style-name="ce71" office:value-type="string" calcext:value-type="string">
            <text:p><text:span text:style-name="T21">24. </text:span><text:span text:style-name="T22">При натисканні на кнопку</text:span><text:span text:style-name="T23"> Add Column </text:span><text:span text:style-name="T22">відкривається модальне вікно в якому можна створити колонку.</text:span></text:p>
            <text:p><text:span text:style-name="T39">Модалка містить:</text:span></text:p>
            <text:p><text:span text:style-name="T39">- кнопка закриття модалки (х) - по кліку ня яке, вікно закривається без збереженні даних</text:span></text:p>
            <text:p><text:span text:style-name="T39">- поле для введння назви колонки</text:span></text:p>
            <text:p><text:span text:style-name="T40">- кнопка</text:span><text:span text:style-name="T41"> Add. </text:span></text:p>
          </table:table-cell>
          <table:table-cell table:style-name="ce75" office:value-type="string" calcext:value-type="string">
            <text:p><text:span text:style-name="T42">- Відрізняється назва кнопки </text:span><text:span text:style-name="T43">"Add Column"</text:span><text:span text:style-name="T44">. У вимогах вона описана як</text:span><text:span text:style-name="T45"> "Add Column"</text:span><text:span text:style-name="T46">, а на макеті та в застосунку вона має назву "</text:span><text:span text:style-name="T45">Add another column</text:span><text:span text:style-name="T46">".</text:span></text:p>
            <text:p><text:span text:style-name="T39">Додатково запит із підтвердженням був би доречним</text:span></text:p>
          </table:table-cell>
          <table:table-cell table:style-name="ce80"/>
          <table:table-cell table:style-name="ce9"/>
          <table:table-cell table:number-columns-repeated="1020"/>
        </table:table-row>
        <table:table-row table:style-name="ro1">
          <table:table-cell table:style-name="ce26" office:value-type="string" calcext:value-type="string">
            <text:p><text:span text:style-name="T21">25. </text:span><text:span text:style-name="T22">При натисканні на кнопку </text:span><text:span text:style-name="T23">Edit Column </text:span><text:span text:style-name="T22">відкривається модальне вікно в якому можна створити колонку.</text:span></text:p>
            <text:p><text:span text:style-name="T39">Модалка містить:</text:span></text:p>
            <text:p><text:span text:style-name="T39">- кнопка закриття модалки (х) - по кліку ня яке, вікно закривається без збереженні даних</text:span></text:p>
            <text:p><text:span text:style-name="T39">- поле для введння назви колонки - вже заповнене даними, введеними при створенны дошки - можна редагувати</text:span></text:p>
            <text:p><text:span text:style-name="T47">- кнопка </text:span><text:span text:style-name="T48">Add</text:span><text:span text:style-name="T49">. </text:span></text:p>
          </table:table-cell>
          <table:table-cell table:style-name="ce75" office:value-type="string" calcext:value-type="string">
            <text:p><text:span text:style-name="T47">- Відрізняється опис кнопки "</text:span><text:span text:style-name="T48">Edit column</text:span><text:span text:style-name="T49">" у вимогах від макета, на макеті вона має вигляд олівця, а не прописана текстом.</text:span></text:p>
            <text:p><text:span text:style-name="T39">Додатково запит із підтвердженням був би доречним</text:span></text:p>
          </table:table-cell>
          <table:table-cell table:style-name="ce80"/>
          <table:table-cell table:style-name="ce9"/>
          <table:table-cell table:number-columns-repeated="1020"/>
        </table:table-row>
        <table:table-row table:style-name="ro3">
          <table:table-cell table:style-name="ce72" office:value-type="string" calcext:value-type="string">
            <text:p><text:span text:style-name="T37">26. </text:span><text:span text:style-name="T38">Створені колонки містять в собі:</text:span></text:p>
            <text:p><text:span text:style-name="T39"> ⦿ Блок називи колонки</text:span></text:p>
            <text:p><text:span text:style-name="T39">- назва колонки </text:span></text:p>
            <text:p><text:span text:style-name="T39">- іконки редагування колонки </text:span></text:p>
            <text:p><text:span text:style-name="T39">- іконка видалення колонки</text:span></text:p>
            <text:p><text:span text:style-name="T39">⦿ Блок списоку завдань,за умови, що відповідні завдання є в наявності.</text:span></text:p>
            <text:p><text:span text:style-name="T39">- заголовок завдання</text:span></text:p>
            <text:p><text:span text:style-name="T39">- опис завдання, який має фіксовану висоту і текст з описом, якщо той не вміщається, обрізається та показуються три крапки.</text:span></text:p>
            <text:p><text:span text:style-name="T39">- пріоритет завдання, з фоном відповідного кольору.</text:span></text:p>
            <text:p><text:span text:style-name="T39">- дата до якої задача повинна бути виконана.</text:span></text:p>
            <text:p><text:span text:style-name="T39">- інетрфейс для роботи з карткою</text:span></text:p>
            <text:p><text:span text:style-name="T47">⦿ кнопка </text:span><text:span text:style-name="T48">Add another card</text:span><text:span text:style-name="T49"> для додавання нового завдання в колонку.</text:span></text:p>
          </table:table-cell>
          <table:table-cell table:style-name="ce76" office:value-type="string" calcext:value-type="string">
            <text:p>- На макеті у блоці завдання є кнопки обрання  статусу завдання, які не описані в вимогах.</text:p>
            <text:p>- "пріоритет завдання, з фоном відповідного кольору" - на макеті та в додатку, при виборі кольору пріорітету, фон завдання не набуває відповідного кольору. З'являється лише тоненька вертикальна полоска зліва на відповідній картці завдання.</text:p>
          </table:table-cell>
          <table:table-cell table:style-name="ce76"/>
          <table:table-cell table:style-name="ce82"/>
          <table:table-cell table:number-columns-repeated="1020"/>
        </table:table-row>
        <table:table-row table:style-name="ro1">
          <table:table-cell table:style-name="ce26" office:value-type="string" calcext:value-type="string">
            <text:p><text:span text:style-name="T37">27.</text:span><text:span text:style-name="T38"> Інетрфейс для роботи з карткою містить:</text:span></text:p>
            <text:p><text:span text:style-name="T39">- кнопка переміщення картки в іншу групу - відкриває контекстне меню зі списком всіх груп окрім поточної.</text:span></text:p>
            <text:p><text:span text:style-name="T47">- кнопка редагування картки - відкриває модалку для створення задачі (</text:span><text:span text:style-name="T48">Edit card</text:span><text:span text:style-name="T49">) - з полями заповненими даними з поточного завдання.</text:span></text:p>
            <text:p><text:span text:style-name="T39">- кнопка видалення картки - видаляє завдання.</text:span></text:p>
            <text:p><text:span text:style-name="T39">- конопка дзвоника сигналізує про те що сьогодні дата дедлайну.</text:span></text:p>
          </table:table-cell>
          <table:table-cell table:style-name="ce76" office:value-type="string" calcext:value-type="string">
            <text:p>- На макеті кнопка дзвоника підсвічується не на всіх картках, хоча дедлайн однаковий на всіх блоках.</text:p>
            <text:p>- Кнопка переміщення картки в іншу групу в усіх колонках в статусі "Done", але картки знаходяться у всіх колонках, також є поп ап вікно статусів (не описане в вимогах), в яких не зрозуміло як реалізований статус "To Do".</text:p>
            <text:p>- "Дзвоник" описаний як кнопка, але у додатку це не так. Дзоник просто підсвічується, якщо дата дедлайну сьогодняшня.</text:p>
          </table:table-cell>
          <table:table-cell table:style-name="ce76"/>
          <table:table-cell table:style-name="ce9"/>
          <table:table-cell table:number-columns-repeated="1020"/>
        </table:table-row>
        <table:table-row table:style-name="ro1">
          <table:table-cell table:style-name="ce6"/>
          <table:table-cell table:style-name="ce77"/>
          <table:table-cell table:style-name="ce81"/>
          <table:table-cell table:style-name="ce9"/>
          <table:table-cell table:number-columns-repeated="1020"/>
        </table:table-row>
        <table:table-row table:style-name="ro1">
          <table:table-cell table:style-name="ce3" office:value-type="string" calcext:value-type="string">
            <text:p><text:s/>Форма додавання/редагування завдання Add/Edit card</text:p>
          </table:table-cell>
          <table:table-cell table:style-name="ce74"/>
          <table:table-cell table:style-name="ce79"/>
          <table:table-cell table:style-name="ce9"/>
          <table:table-cell table:number-columns-repeated="1020"/>
        </table:table-row>
        <table:table-row table:style-name="ro1">
          <table:table-cell table:style-name="ce8" office:value-type="string" calcext:value-type="string">
            <text:p>...</text:p>
          </table:table-cell>
          <table:table-cell table:style-name="ce74"/>
          <table:table-cell table:style-name="ce79"/>
          <table:table-cell table:style-name="ce9"/>
          <table:table-cell table:number-columns-repeated="1020"/>
        </table:table-row>
        <table:table-row table:style-name="ro1">
          <table:table-cell table:style-name="ce6" office:value-type="string" calcext:value-type="string">
            <text:p>...</text:p>
          </table:table-cell>
          <table:table-cell table:style-name="ce74"/>
          <table:table-cell table:style-name="ce79"/>
          <table:table-cell table:style-name="ce9"/>
          <table:table-cell table:number-columns-repeated="1020"/>
        </table:table-row>
        <table:table-row table:style-name="ro1" table:number-rows-repeated="2">
          <table:table-cell table:style-name="ce6"/>
          <table:table-cell table:style-name="ce74"/>
          <table:table-cell table:style-name="ce79"/>
          <table:table-cell table:style-name="ce9"/>
          <table:table-cell table:number-columns-repeated="1020"/>
        </table:table-row>
        <table:table-row table:style-name="ro4">
          <table:table-cell/>
          <table:table-cell table:style-name="ce73" table:number-columns-repeated="2"/>
          <table:table-cell table:number-columns-repeated="1021"/>
        </table:table-row>
        <table:table-row table:style-name="ro1" table:number-rows-repeated="979">
          <table:table-cell/>
          <table:table-cell table:style-name="ce73" table:number-columns-repeated="2"/>
          <table:table-cell table:number-columns-repeated="1021"/>
        </table:table-row>
        <table:table-row table:style-name="ro2" table:number-rows-repeated="1047561">
          <table:table-cell table:number-columns-repeated="1024"/>
        </table:table-row>
        <table:table-row table:style-name="ro2">
          <table:table-cell table:number-columns-repeated="1024"/>
        </table:table-row>
      </table:table>
      <table:table table:name="Yevhenii" table:style-name="ta9">
        <table:table-column table:style-name="co1" table:default-cell-style-name="Default"/>
        <table:table-column table:style-name="co8" table:number-columns-repeated="2" table:default-cell-style-name="Default"/>
        <table:table-column table:style-name="co3" table:number-columns-repeated="1021" table:default-cell-style-name="Default"/>
        <table:table-row table:style-name="ro1">
          <table:table-cell/>
          <table:table-cell table:style-name="ce10" table:number-columns-repeated="2"/>
          <table:table-cell table:number-columns-repeated="1021"/>
        </table:table-row>
        <table:table-row table:style-name="ro1">
          <table:table-cell table:style-name="ce1" office:value-type="string" calcext:value-type="string">
            <text:p>Midnighters. CkeckList. TaskPro - Mockup</text:p>
          </table:table-cell>
          <table:table-cell table:style-name="ce11" office:value-type="string" calcext:value-type="string">
            <text:p>Comments</text:p>
          </table:table-cell>
          <table:table-cell table:style-name="ce11" office:value-type="string" calcext:value-type="string">
            <text:p>Recomendation</text:p>
          </table:table-cell>
          <table:table-cell table:style-name="ce9"/>
          <table:table-cell table:number-columns-repeated="1020"/>
        </table:table-row>
        <table:table-row table:style-name="ro1">
          <table:table-cell table:style-name="ce2" office:value-type="string" calcext:value-type="string">
            <text:p>Не 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Стартова сторінка + розширення</text:p>
          </table:table-cell>
          <table:table-cell table:style-name="ce12" table:number-columns-repeated="2"/>
          <table:table-cell table:style-name="ce9"/>
          <table:table-cell table:number-columns-repeated="1020"/>
        </table:table-row>
        <table:table-row table:style-name="ro1" table:number-rows-repeated="2">
          <table:table-cell table:style-name="ce4"/>
          <table:table-cell table:style-name="ce12" table:number-columns-repeated="2"/>
          <table:table-cell table:style-name="ce9"/>
          <table:table-cell table:number-columns-repeated="1020"/>
        </table:table-row>
        <table:table-row table:style-name="ro1">
          <table:table-cell table:style-name="ce5" office:value-type="string" calcext:value-type="string">
            <text:p>Реєстрація та логінізація</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7" office:value-type="string" calcext:value-type="string">
            <text:p>Авторизований користувач</text:p>
          </table:table-cell>
          <table:table-cell table:style-name="ce12" table:number-columns-repeated="2"/>
          <table:table-cell table:style-name="ce9"/>
          <table:table-cell table:number-columns-repeated="1020"/>
        </table:table-row>
        <table:table-row table:style-name="ro1">
          <table:table-cell table:style-name="ce3" office:value-type="string" calcext:value-type="string">
            <text:p>Header </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3" office:value-type="string" calcext:value-type="string">
            <text:p>SideBar</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3" office:value-type="string" calcext:value-type="string">
            <text:p>Edit Profile</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3" office:value-type="string" calcext:value-type="string">
            <text:p>Головна сторінка</text:p>
          </table:table-cell>
          <table:table-cell table:style-name="ce12" table:number-columns-repeated="2"/>
          <table:table-cell table:style-name="ce9"/>
          <table:table-cell table:number-columns-repeated="1020"/>
        </table:table-row>
        <table:table-row table:style-name="ro1" table:number-rows-repeated="2">
          <table:table-cell table:style-name="ce6"/>
          <table:table-cell table:style-name="ce12" table:number-columns-repeated="2"/>
          <table:table-cell table:style-name="ce9"/>
          <table:table-cell table:number-columns-repeated="1020"/>
        </table:table-row>
        <table:table-row table:style-name="ro1">
          <table:table-cell table:style-name="ce3" office:value-type="string" calcext:value-type="string">
            <text:p><text:s/>Форма додавання/редагування завдання Add/Edit card</text:p>
          </table:table-cell>
          <table:table-cell table:style-name="ce12" table:number-columns-repeated="2"/>
          <table:table-cell table:style-name="ce9"/>
          <table:table-cell table:number-columns-repeated="1020"/>
        </table:table-row>
        <table:table-row table:style-name="ro1">
          <table:table-cell table:style-name="ce70" office:value-type="string" calcext:value-type="string">
            <text:p><text:span text:style-name="T21">28. </text:span><text:span text:style-name="T22">Форма додавання/редагування завдання </text:span><text:span text:style-name="T23">Add card/Edit </text:span><text:span text:style-name="T22">card містить:</text:span></text:p>
            <text:p><text:span text:style-name="T39">- кнопка закриття форми (x)</text:span></text:p>
            <text:p><text:span text:style-name="T39">- поле для введення тексту Title </text:span></text:p>
            <text:p><text:span text:style-name="T39">- поле для введення тексту завдання Description</text:span></text:p>
            <text:p><text:span text:style-name="T39">- позначка приіорітету завдання - low (синій) | medium (червоний) | high (зелений) | without (сірий)</text:span></text:p>
            <text:p><text:span text:style-name="T39">(за замовчуванням обраний останній сірий колір)</text:span></text:p>
            <text:p><text:span text:style-name="T39">- поле для вибору дня завершення завдання, дата може бути обрана в календарі</text:span></text:p>
            <text:p><text:span text:style-name="T39">(обирання минулої дати є неможливим, обирання дати відбувається від сьогодні)</text:span></text:p>
            <text:p><text:span text:style-name="T39"/></text:p>
            <text:p><text:span text:style-name="T40">- кнопка </text:span><text:span text:style-name="T41">Add</text:span></text:p>
            <text:p><text:span text:style-name="T39">(при створенні нових завдань)</text:span></text:p>
            <text:p><text:span text:style-name="T39"/></text:p>
            <text:p><text:span text:style-name="T40">- кнопка </text:span><text:span text:style-name="T41">Edit</text:span></text:p>
            <text:p><text:span text:style-name="T39">(при редагуванні створених раніше завдань)</text:span></text:p>
          </table:table-cell>
          <table:table-cell table:style-name="ce42" office:value-type="string" calcext:value-type="string">
            <text:p><text:span text:style-name="T40">- У тз вказано колір чевроний, А колір на Мокап більше походить на </text:span><text:span text:style-name="T41">рожевий.</text:span></text:p>
            <text:p><text:span text:style-name="T65"/></text:p>
          </table:table-cell>
          <table:table-cell table:style-name="ce42"/>
          <table:table-cell table:style-name="ce9"/>
          <table:table-cell table:number-columns-repeated="1020"/>
        </table:table-row>
        <table:table-row table:style-name="ro1">
          <table:table-cell table:style-name="ce71" office:value-type="string" calcext:value-type="string">
            <text:p><text:span text:style-name="T21">30</text:span><text:span text:style-name="T22">. По кліку на кнопку </text:span><text:span text:style-name="T23">Add </text:span><text:span text:style-name="T22">відбувається створення або редагування завдання:</text:span></text:p>
            <text:p><text:span text:style-name="T39"> - Успіх - завдання додається в відповідну колекцію або змінюється</text:span></text:p>
            <text:p><text:span text:style-name="T39"> - Помилка - юзеру показується відповідне пушповідомлення</text:span></text:p>
          </table:table-cell>
          <table:table-cell table:style-name="ce42" office:value-type="string" calcext:value-type="string">
            <text:p>Не показано макету у разі Помилки</text:p>
          </table:table-cell>
          <table:table-cell table:style-name="ce42"/>
          <table:table-cell table:style-name="ce9"/>
          <table:table-cell table:number-columns-repeated="1020"/>
        </table:table-row>
        <table:table-row table:style-name="ro2">
          <table:table-cell table:number-columns-repeated="1024"/>
        </table:table-row>
        <table:table-row table:style-name="ro1">
          <table:table-cell table:style-name="ce71"/>
          <table:table-cell table:style-name="ce42"/>
          <table:table-cell table:style-name="ce51"/>
          <table:table-cell table:style-name="ce9"/>
          <table:table-cell table:number-columns-repeated="1020"/>
        </table:table-row>
        <table:table-row table:style-name="ro1">
          <table:table-cell table:style-name="ce6"/>
          <table:table-cell table:style-name="ce12" table:number-columns-repeated="2"/>
          <table:table-cell table:style-name="ce9"/>
          <table:table-cell table:number-columns-repeated="1020"/>
        </table:table-row>
        <table:table-row table:style-name="ro1">
          <table:table-cell table:style-name="ce9"/>
          <table:table-cell table:style-name="ce13" table:number-columns-repeated="2"/>
          <table:table-cell table:style-name="ce9"/>
          <table:table-cell table:number-columns-repeated="1020"/>
        </table:table-row>
        <table:table-row table:style-name="ro1" table:number-rows-repeated="980">
          <table:table-cell/>
          <table:table-cell table:style-name="ce10" table:number-columns-repeated="2"/>
          <table:table-cell table:number-columns-repeated="1021"/>
        </table:table-row>
        <table:table-row table:style-name="ro2" table:number-rows-repeated="104756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STER" style:display-name="PageStyle_MASTER" style:page-layout-name="Mpm3">
      <style:header style:display="false"/>
      <style:header-left style:display="false"/>
      <style:footer style:display="false"/>
      <style:footer-left style:display="false"/>
    </style:master-page>
    <style:master-page style:name="PageStyle_5f_Midnighters" style:display-name="PageStyle_Midnighters" style:page-layout-name="Mpm3">
      <style:header style:display="false"/>
      <style:header-left style:display="false"/>
      <style:footer style:display="false"/>
      <style:footer-left style:display="false"/>
    </style:master-page>
    <style:master-page style:name="PageStyle_5f_Ангеліна" style:display-name="PageStyle_Ангеліна" style:page-layout-name="Mpm3">
      <style:header style:display="false"/>
      <style:header-left style:display="false"/>
      <style:footer style:display="false"/>
      <style:footer-left style:display="false"/>
    </style:master-page>
    <style:master-page style:name="PageStyle_5f_Illia" style:display-name="PageStyle_Illia" style:page-layout-name="Mpm3">
      <style:header style:display="false"/>
      <style:header-left style:display="false"/>
      <style:footer style:display="false"/>
      <style:footer-left style:display="false"/>
    </style:master-page>
    <style:master-page style:name="PageStyle_5f_Kristina" style:display-name="PageStyle_Kristina" style:page-layout-name="Mpm3">
      <style:header style:display="false"/>
      <style:header-left style:display="false"/>
      <style:footer style:display="false"/>
      <style:footer-left style:display="false"/>
    </style:master-page>
    <style:master-page style:name="PageStyle_5f_Назар" style:display-name="PageStyle_Назар" style:page-layout-name="Mpm3">
      <style:header style:display="false"/>
      <style:header-left style:display="false"/>
      <style:footer style:display="false"/>
      <style:footer-left style:display="false"/>
    </style:master-page>
    <style:master-page style:name="PageStyle_5f_Mykhailo" style:display-name="PageStyle_Mykhailo" style:page-layout-name="Mpm3">
      <style:header style:display="false"/>
      <style:header-left style:display="false"/>
      <style:footer style:display="false"/>
      <style:footer-left style:display="false"/>
    </style:master-page>
    <style:master-page style:name="PageStyle_5f_Natalia" style:display-name="PageStyle_Natalia" style:page-layout-name="Mpm3">
      <style:header style:display="false"/>
      <style:header-left style:display="false"/>
      <style:footer style:display="false"/>
      <style:footer-left style:display="false"/>
    </style:master-page>
    <style:master-page style:name="PageStyle_5f_Yevhenii" style:display-name="PageStyle_Yevheni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225" meta:object-count="0"/>
    <meta:generator>LibreOfficeDev/6.0.5.2$Linux_X86_64 LibreOffice_project/</meta:generator>
  </office:meta>
</office:document-meta>
</file>